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72.97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9.07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73mm"/>
    </style:style>
    <style:style style:name="co14" style:family="table-column">
      <style:table-column-properties fo:break-before="auto" style:column-width="26.9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2.23mm"/>
    </style:style>
    <style:style style:name="co18" style:family="table-column">
      <style:table-column-properties fo:break-before="auto" style:column-width="25.35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21.5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2"/>
        <table:table-column table:style-name="co15" table:default-cell-style-name="ce23"/>
        <table:table-column table:style-name="co16" table:number-columns-repeated="3" table:default-cell-style-name="ce3"/>
        <table:table-column table:style-name="co17" table:default-cell-style-name="ce25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9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0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8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60260" calcext:value-type="float">
            <text:p>160 260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]+([.M2]/20)+([.N2]/240)" office:value-type="float" office:value="0.25" calcext:value-type="float">
            <text:p>0,25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40065" calcext:value-type="float">
            <text:p>40 065,0000</text:p>
          </table:table-cell>
          <table:table-cell table:formula="of:=[.S2]-[.T2]" office:value-type="float" office:value="-40065" calcext:value-type="float">
            <text:p>-40065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6800" calcext:value-type="float">
            <text:p>6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1" table:formula="of:=[.L3]+([.M3]/20)+([.N3]/240)" office:value-type="float" office:value="0.55" calcext:value-type="float">
            <text:p>0,5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740" calcext:value-type="float">
            <text:p>3 740,0000</text:p>
          </table:table-cell>
          <table:table-cell table:formula="of:=[.S3]-[.T3]" office:value-type="float" office:value="-3740" calcext:value-type="float">
            <text:p>-3740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merr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9340" calcext:value-type="float">
            <text:p>9 340,00</text:p>
          </table:table-cell>
          <table:table-cell office:value-type="string" calcext:value-type="string">
            <text:p>douel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1" table:formula="of:=[.L4]+([.M4]/20)+([.N4]/240)" office:value-type="float" office:value="0.075" calcext:value-type="float">
            <text:p>0,075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700.5" calcext:value-type="float">
            <text:p>700,5000</text:p>
          </table:table-cell>
          <table:table-cell table:formula="of:=[.S4]-[.T4]" office:value-type="float" office:value="-700.5" calcext:value-type="float">
            <text:p>-700,5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38" calcext:value-type="float">
            <text:p>238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]+([.M5]/20)+([.N5]/240)" office:value-type="float" office:value="30" calcext:value-type="float">
            <text:p>3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7140" calcext:value-type="float">
            <text:p>7 140,0000</text:p>
          </table:table-cell>
          <table:table-cell table:formula="of:=[.S5]-[.T5]" office:value-type="float" office:value="-7140" calcext:value-type="float">
            <text:p>-714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68" calcext:value-type="float">
            <text:p>2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6]+([.M6]/20)+([.N6]/240)" office:value-type="float" office:value="1.5" calcext:value-type="float">
            <text:p>1,5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402" calcext:value-type="float">
            <text:p>402,0000</text:p>
          </table:table-cell>
          <table:table-cell table:formula="of:=[.S6]-[.T6]" office:value-type="float" office:value="-402" calcext:value-type="float">
            <text:p>-402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]+([.M7]/20)+([.N7]/240)" office:value-type="float" office:value="0.3" calcext:value-type="float">
            <text:p>0,3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08" calcext:value-type="float">
            <text:p>108,0000</text:p>
          </table:table-cell>
          <table:table-cell table:formula="of:=[.S7]-[.T7]" office:value-type="float" office:value="-108" calcext:value-type="float">
            <text:p>-108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8]+([.M8]/20)+([.N8]/240)" office:value-type="float" office:value="0.6" calcext:value-type="float">
            <text:p>0,6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800" calcext:value-type="float">
            <text:p>1 800,0000</text:p>
          </table:table-cell>
          <table:table-cell table:formula="of:=[.S8]-[.T8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656" calcext:value-type="float">
            <text:p>4 6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9]+([.M9]/20)+([.N9]/240)" office:value-type="float" office:value="0.75" calcext:value-type="float">
            <text:p>0,75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492" calcext:value-type="float">
            <text:p>3 492,0000</text:p>
          </table:table-cell>
          <table:table-cell table:formula="of:=[.S9]-[.T9]" office:value-type="float" office:value="-3492" calcext:value-type="float">
            <text:p>-3492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4090" calcext:value-type="float">
            <text:p>4 0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0]+([.M10]/20)+([.N10]/240)" office:value-type="float" office:value="0.35" calcext:value-type="float">
            <text:p>0,35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431.5" calcext:value-type="float">
            <text:p>1 431,5000</text:p>
          </table:table-cell>
          <table:table-cell table:formula="of:=[.S10]-[.T10]" office:value-type="float" office:value="-1431.5" calcext:value-type="float">
            <text:p>-1431,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13010" calcext:value-type="float">
            <text:p>13 0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1]+([.M11]/20)+([.N11]/240)" office:value-type="float" office:value="0.25" calcext:value-type="float">
            <text:p>0,25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3252.5" calcext:value-type="float">
            <text:p>3 252,5000</text:p>
          </table:table-cell>
          <table:table-cell table:formula="of:=[.S11]-[.T11]" office:value-type="float" office:value="-3252.5" calcext:value-type="float">
            <text:p>-3252,5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l de boeu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21750" calcext:value-type="float">
            <text:p>21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1" table:formula="of:=[.L12]+([.M12]/20)+([.N12]/240)" office:value-type="float" office:value="0.05" calcext:value-type="float">
            <text:p>0,0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087.5" calcext:value-type="float">
            <text:p>1 087,5000</text:p>
          </table:table-cell>
          <table:table-cell table:formula="of:=[.S12]-[.T12]" office:value-type="float" office:value="-1087.5" calcext:value-type="float">
            <text:p>-1087,5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7210" calcext:value-type="float">
            <text:p>7 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3]+([.M13]/20)+([.N13]/240)" office:value-type="float" office:value="0.35" calcext:value-type="float">
            <text:p>0,3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2523.5" calcext:value-type="float">
            <text:p>2 523,5000</text:p>
          </table:table-cell>
          <table:table-cell table:formula="of:=[.S13]-[.T13]" office:value-type="float" office:value="-2523.5" calcext:value-type="float">
            <text:p>-2523,5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4]+([.M14]/20)+([.N14]/240)" office:value-type="float" office:value="0.25" calcext:value-type="float">
            <text:p>0,25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20000" calcext:value-type="float">
            <text:p>20 000,0000</text:p>
          </table:table-cell>
          <table:table-cell table:formula="of:=[.S14]-[.T14]" office:value-type="float" office:value="-20000" calcext:value-type="float">
            <text:p>-20000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ucis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75" calcext:value-type="float">
            <text:p>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5]+([.M15]/20)+([.N15]/240)" office:value-type="float" office:value="0.35" calcext:value-type="float">
            <text:p>0,35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131.25" calcext:value-type="float">
            <text:p>131,2500</text:p>
          </table:table-cell>
          <table:table-cell table:formula="of:=[.S15]-[.T15]" office:value-type="float" office:value="-131.25" calcext:value-type="float">
            <text:p>-131,25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um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1" table:formula="of:=[.L16]+([.M16]/20)+([.N16]/240)" office:value-type="float" office:value="0.025" calcext:value-type="float">
            <text:p>0,025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75" calcext:value-type="float">
            <text:p>75,0000</text:p>
          </table:table-cell>
          <table:table-cell table:formula="of:=[.S16]-[.T16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bac en feu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Angleterre</text:p>
          </table:table-cell>
          <table:table-cell office:value-type="float" office:value="5294262" calcext:value-type="float">
            <text:p>5 294 2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7]+([.M17]/20)+([.N17]/240)" office:value-type="float" office:value="0.3" calcext:value-type="float">
            <text:p>0,3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1588278.6" calcext:value-type="float">
            <text:p>1 588 278,6000</text:p>
          </table:table-cell>
          <table:table-cell table:formula="of:=[.S17]-[.T17]" office:value-type="float" office:value="-1588278.6" calcext:value-type="float">
            <text:p>-1588278,6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led fromen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00" calcext:value-type="float">
            <text:p>2 80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1" table:formula="of:=[.L18]+([.M18]/20)+([.N18]/240)" office:value-type="float" office:value="1.3" calcext:value-type="float">
            <text:p>1,3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3640" calcext:value-type="float">
            <text:p>3 640,0000</text:p>
          </table:table-cell>
          <table:table-cell table:formula="of:=[.S18]-[.T18]" office:value-type="float" office:value="-3640" calcext:value-type="float">
            <text:p>-3640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épars de 16 à 36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6" calcext:value-type="float">
            <text:p>25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9]+([.M19]/20)+([.N19]/240)" office:value-type="float" office:value="0.75" calcext:value-type="float">
            <text:p>0,75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192" calcext:value-type="float">
            <text:p>192,0000</text:p>
          </table:table-cell>
          <table:table-cell table:formula="of:=[.S19]-[.T19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470" calcext:value-type="float">
            <text:p>470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20]+([.M20]/20)+([.N20]/240)" office:value-type="float" office:value="17" calcext:value-type="float">
            <text:p>17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7990" calcext:value-type="float">
            <text:p>7 990,0000</text:p>
          </table:table-cell>
          <table:table-cell table:formula="of:=[.S20]-[.T20]" office:value-type="float" office:value="-7990" calcext:value-type="float">
            <text:p>-7990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7300" calcext:value-type="float">
            <text:p>7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21]+([.M21]/20)+([.N21]/240)" office:value-type="float" office:value="0.175" calcext:value-type="float">
            <text:p>0,175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1277.5" calcext:value-type="float">
            <text:p>1 277,5000</text:p>
          </table:table-cell>
          <table:table-cell table:formula="of:=[.S21]-[.T21]" office:value-type="float" office:value="-1277.5" calcext:value-type="float">
            <text:p>-1277,5</text:p>
          </table:table-cell>
          <table:table-cell table:number-columns-repeated="100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22]+([.M22]/20)+([.N22]/240)" office:value-type="float" office:value="0.175" calcext:value-type="float">
            <text:p>0,175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227.5" calcext:value-type="float">
            <text:p>227,5000</text:p>
          </table:table-cell>
          <table:table-cell table:formula="of:=[.S22]-[.T22]" office:value-type="float" office:value="-227.5" calcext:value-type="float">
            <text:p>-227,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au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88" calcext:value-type="float">
            <text:p>2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3]+([.M23]/20)+([.N23]/240)" office:value-type="float" office:value="0.75" calcext:value-type="float">
            <text:p>0,75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216" calcext:value-type="float">
            <text:p>216,0000</text:p>
          </table:table-cell>
          <table:table-cell table:formula="of:=[.S23]-[.T23]" office:value-type="float" office:value="-216" calcext:value-type="float">
            <text:p>-216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008" calcext:value-type="float">
            <text:p>25 00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4]+([.M24]/20)+([.N24]/240)" office:value-type="float" office:value="0.5" calcext:value-type="float">
            <text:p>0,50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12504" calcext:value-type="float">
            <text:p>12 504,0000</text:p>
          </table:table-cell>
          <table:table-cell table:formula="of:=[.S24]-[.T24]" office:value-type="float" office:value="-12504" calcext:value-type="float">
            <text:p>-12504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 de 3 à 12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1350" calcext:value-type="float">
            <text:p>1 3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5]+([.M25]/20)+([.N25]/240)" office:value-type="float" office:value="0.5" calcext:value-type="float">
            <text:p>0,5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675" calcext:value-type="float">
            <text:p>675,0000</text:p>
          </table:table-cell>
          <table:table-cell table:formula="of:=[.S25]-[.T25]" office:value-type="float" office:value="-675" calcext:value-type="float">
            <text:p>-675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tres de 16 et 28 pied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6]+([.M26]/20)+([.N26]/240)" office:value-type="float" office:value="20" calcext:value-type="float">
            <text:p>20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480" calcext:value-type="float">
            <text:p>480,0000</text:p>
          </table:table-cell>
          <table:table-cell table:formula="of:=[.S26]-[.T26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ogues de stocfi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e Danemark</text:p>
          </table:table-cell>
          <table:table-cell office:value-type="float" office:value="2587" calcext:value-type="float">
            <text:p>2 587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1" table:formula="of:=[.L27]+([.M27]/20)+([.N27]/240)" office:value-type="float" office:value="35" calcext:value-type="float">
            <text:p>35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90545" calcext:value-type="float">
            <text:p>90 545,0000</text:p>
          </table:table-cell>
          <table:table-cell table:formula="of:=[.S27]-[.T27]" office:value-type="float" office:value="-90545" calcext:value-type="float">
            <text:p>-90545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49" calcext:value-type="float">
            <text:p>149,00</text:p>
          </table:table-cell>
          <table:table-cell office:value-type="string" calcext:value-type="string">
            <text:p>traqu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28]+([.M28]/20)+([.N28]/240)" office:value-type="float" office:value="6" calcext:value-type="float">
            <text:p>6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894" calcext:value-type="float">
            <text:p>894,0000</text:p>
          </table:table-cell>
          <table:table-cell table:formula="of:=[.S28]-[.T28]" office:value-type="float" office:value="-894" calcext:value-type="float">
            <text:p>-894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9]+([.M29]/20)+([.N29]/240)" office:value-type="float" office:value="1.5" calcext:value-type="float">
            <text:p>1,5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135" calcext:value-type="float">
            <text:p>135,0000</text:p>
          </table:table-cell>
          <table:table-cell table:formula="of:=[.S29]-[.T29]" office:value-type="float" office:value="-135" calcext:value-type="float">
            <text:p>-135</text:p>
          </table:table-cell>
          <table:table-cell office:value-type="string" calcext:value-type="string">
            <text:p>pas d'unité de quantité</text:p>
          </table:table-cell>
          <table:table-cell table:number-columns-repeated="100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30]+([.M30]/20)+([.N30]/240)" office:value-type="float" office:value="24" calcext:value-type="float">
            <text:p>24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888" calcext:value-type="float">
            <text:p>888,0000</text:p>
          </table:table-cell>
          <table:table-cell table:formula="of:=[.S30]-[.T30]" office:value-type="float" office:value="-888" calcext:value-type="float">
            <text:p>-888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itrons et orang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2.5" calcext:value-type="float">
            <text:p>72,50</text:p>
          </table:table-cell>
          <table:table-cell office:value-type="string" calcext:value-type="string">
            <text:p>millier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31]+([.M31]/20)+([.N31]/240)" office:value-type="float" office:value="10" calcext:value-type="float">
            <text:p>10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725" calcext:value-type="float">
            <text:p>725,0000</text:p>
          </table:table-cell>
          <table:table-cell table:formula="of:=[.S31]-[.T31]" office:value-type="float" office:value="-725" calcext:value-type="float">
            <text:p>-725</text:p>
          </table:table-cell>
          <table:table-cell table:number-columns-repeated="100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bott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32]+([.M32]/20)+([.N32]/240)" office:value-type="float" office:value="200" calcext:value-type="float">
            <text:p>200,0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15000" calcext:value-type="float">
            <text:p>15 000,0000</text:p>
          </table:table-cell>
          <table:table-cell table:formula="of:=[.S32]-[.T32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722.5" calcext:value-type="float">
            <text:p>722,5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1" table:formula="of:=[.L33]+([.M33]/20)+([.N33]/240)" office:value-type="float" office:value="150" calcext:value-type="float">
            <text:p>150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08375" calcext:value-type="float">
            <text:p>108 375,0000</text:p>
          </table:table-cell>
          <table:table-cell table:formula="of:=[.S33]-[.T33]" office:value-type="float" office:value="-108375" calcext:value-type="float">
            <text:p>-10837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58375" calcext:value-type="float">
            <text:p>558 3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34]+([.M34]/20)+([.N34]/240)" office:value-type="float" office:value="0.175" calcext:value-type="float">
            <text:p>0,175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97715.625" calcext:value-type="float">
            <text:p>97 715,6250</text:p>
          </table:table-cell>
          <table:table-cell table:formula="of:=[.S34]-[.T34]" office:value-type="float" office:value="-97715.625" calcext:value-type="float">
            <text:p>-97715,63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35]+([.M35]/20)+([.N35]/240)" office:value-type="float" office:value="0.1" calcext:value-type="float">
            <text:p>0,1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100" calcext:value-type="float">
            <text:p>100,0000</text:p>
          </table:table-cell>
          <table:table-cell table:formula="of:=[.S35]-[.T3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40200" calcext:value-type="float">
            <text:p>40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1" table:formula="of:=[.L36]+([.M36]/20)+([.N36]/240)" office:value-type="float" office:value="0.15" calcext:value-type="float">
            <text:p>0,1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6030" calcext:value-type="float">
            <text:p>6 030,0000</text:p>
          </table:table-cell>
          <table:table-cell table:formula="of:=[.S36]-[.T36]" office:value-type="float" office:value="-6030" calcext:value-type="float">
            <text:p>-603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 cr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37]+([.M37]/20)+([.N37]/240)" office:value-type="float" office:value="0" calcext:value-type="float">
            <text:p>0,000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P37]+0.05*[.Q37]+[.R37]/240" office:value-type="float" office:value="1200" calcext:value-type="float">
            <text:p>1200</text:p>
          </table:table-cell>
          <table:table-cell table:formula="of:=[.J37]*[.O37]" office:value-type="float" office:value="0" calcext:value-type="float">
            <text:p>0,0000</text:p>
          </table:table-cell>
          <table:table-cell table:formula="of:=[.S37]-[.T37]" office:value-type="float" office:value="1200" calcext:value-type="float">
            <text:p>1200</text:p>
          </table:table-cell>
          <table:table-cell office:value-type="string" calcext:value-type="string">
            <text:p>valeur de 1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71600" calcext:value-type="float">
            <text:p>17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38]+([.M38]/20)+([.N38]/240)" office:value-type="float" office:value="0.3" calcext:value-type="float">
            <text:p>0,3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51480" calcext:value-type="float">
            <text:p>51 480,0000</text:p>
          </table:table-cell>
          <table:table-cell table:formula="of:=[.S38]-[.T38]" office:value-type="float" office:value="-51480" calcext:value-type="float">
            <text:p>-51480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uit se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39]+([.M39]/20)+([.N39]/240)" office:value-type="float" office:value="0" calcext:value-type="float">
            <text:p>0,000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[.P39]+0.05*[.Q39]+[.R39]/240" office:value-type="float" office:value="1600" calcext:value-type="float">
            <text:p>1600</text:p>
          </table:table-cell>
          <table:table-cell table:formula="of:=[.J39]*[.O39]" office:value-type="float" office:value="0" calcext:value-type="float">
            <text:p>0,0000</text:p>
          </table:table-cell>
          <table:table-cell table:formula="of:=[.S39]-[.T39]" office:value-type="float" office:value="1600" calcext:value-type="float">
            <text:p>1600</text:p>
          </table:table-cell>
          <table:table-cell office:value-type="string" calcext:value-type="string">
            <text:p>valeur de 1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82" calcext:value-type="float">
            <text:p>5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40]+([.M40]/20)+([.N40]/240)" office:value-type="float" office:value="0.6" calcext:value-type="float">
            <text:p>0,6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349.2" calcext:value-type="float">
            <text:p>349,2000</text:p>
          </table:table-cell>
          <table:table-cell table:formula="of:=[.S40]-[.T40]" office:value-type="float" office:value="-349.2" calcext:value-type="float">
            <text:p>-349,2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8297" calcext:value-type="float">
            <text:p>8 2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41]+([.M41]/20)+([.N41]/240)" office:value-type="float" office:value="1.5" calcext:value-type="float">
            <text:p>1,5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12445.5" calcext:value-type="float">
            <text:p>12 445,5000</text:p>
          </table:table-cell>
          <table:table-cell table:formula="of:=[.S41]-[.T41]" office:value-type="float" office:value="-12445.5" calcext:value-type="float">
            <text:p>-12445,5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ê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table:number-columns-repeated="5"/>
          <table:table-cell table:style-name="ce21" table:formula="of:=[.L42]+([.M42]/20)+([.N42]/240)" office:value-type="float" office:value="0" calcext:value-type="float">
            <text:p>0,0000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[.P42]+0.05*[.Q42]+[.R42]/240" office:value-type="float" office:value="221" calcext:value-type="float">
            <text:p>221</text:p>
          </table:table-cell>
          <table:table-cell table:formula="of:=[.J42]*[.O42]" office:value-type="float" office:value="0" calcext:value-type="float">
            <text:p>0,0000</text:p>
          </table:table-cell>
          <table:table-cell table:formula="of:=[.S42]-[.T42]" office:value-type="float" office:value="221" calcext:value-type="float">
            <text:p>221</text:p>
          </table:table-cell>
          <table:table-cell office:value-type="string" calcext:value-type="string">
            <text:p>valeur de 221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ules à tailland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43]+([.M43]/20)+([.N43]/240)" office:value-type="float" office:value="5" calcext:value-type="float">
            <text:p>5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855" calcext:value-type="float">
            <text:p>855,0000</text:p>
          </table:table-cell>
          <table:table-cell table:formula="of:=[.S43]-[.T43]" office:value-type="float" office:value="-855" calcext:value-type="float">
            <text:p>-855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sson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620" calcext:value-type="float">
            <text:p>1 6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44]+([.M44]/20)+([.N44]/240)" office:value-type="float" office:value="0.25" calcext:value-type="float">
            <text:p>0,25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405" calcext:value-type="float">
            <text:p>405,0000</text:p>
          </table:table-cell>
          <table:table-cell table:formula="of:=[.S44]-[.T44]" office:value-type="float" office:value="-405" calcext:value-type="float">
            <text:p>-405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36640" calcext:value-type="float">
            <text:p>236 6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45]+([.M45]/20)+([.N45]/240)" office:value-type="float" office:value="0.2" calcext:value-type="float">
            <text:p>0,2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47328" calcext:value-type="float">
            <text:p>47 328,0000</text:p>
          </table:table-cell>
          <table:table-cell table:formula="of:=[.S45]-[.T45]" office:value-type="float" office:value="-47328" calcext:value-type="float">
            <text:p>-47328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egl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46]+([.M46]/20)+([.N46]/240)" office:value-type="float" office:value="0.1" calcext:value-type="float">
            <text:p>0,1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22" calcext:value-type="float">
            <text:p>22,0000</text:p>
          </table:table-cell>
          <table:table-cell table:formula="of:=[.S46]-[.T46]" office:value-type="float" office:value="-22" calcext:value-type="float">
            <text:p>-22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13500" calcext:value-type="float">
            <text:p>13 500,00</text:p>
          </table:table-cell>
          <table:table-cell office:value-type="string" calcext:value-type="string">
            <text:p>en nombre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table:style-name="ce21" table:formula="of:=[.L47]+([.M47]/20)+([.N47]/240)" office:value-type="float" office:value="0.012" calcext:value-type="float">
            <text:p>0,012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62" calcext:value-type="float">
            <text:p>162,0000</text:p>
          </table:table-cell>
          <table:table-cell table:formula="of:=[.S47]-[.T47]" office:value-type="float" office:value="-162" calcext:value-type="float">
            <text:p>-162</text:p>
          </table:table-cell>
          <table:table-cell office:value-type="string" calcext:value-type="string">
            <text:p>12 L le mil</text:p>
          </table:table-cell>
          <table:table-cell table:number-columns-repeated="100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ott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48]+([.M48]/20)+([.N48]/240)" office:value-type="float" office:value="110" calcext:value-type="float">
            <text:p>110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3300" calcext:value-type="float">
            <text:p>3 300,0000</text:p>
          </table:table-cell>
          <table:table-cell table:formula="of:=[.S48]-[.T48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95" calcext:value-type="float">
            <text:p>295,00</text:p>
          </table:table-cell>
          <table:table-cell office:value-type="string" calcext:value-type="string">
            <text:p>bar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49]+([.M49]/20)+([.N49]/240)" office:value-type="float" office:value="75" calcext:value-type="float">
            <text:p>75,0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2125" calcext:value-type="float">
            <text:p>22 125,0000</text:p>
          </table:table-cell>
          <table:table-cell table:formula="of:=[.S49]-[.T49]" office:value-type="float" office:value="-22125" calcext:value-type="float">
            <text:p>-22125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9480" calcext:value-type="float">
            <text:p>9 48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0]+([.M50]/20)+([.N50]/240)" office:value-type="float" office:value="1.5" calcext:value-type="float">
            <text:p>1,5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4220" calcext:value-type="float">
            <text:p>14 220,0000</text:p>
          </table:table-cell>
          <table:table-cell table:formula="of:=[.S50]-[.T50]" office:value-type="float" office:value="-14220" calcext:value-type="float">
            <text:p>-1422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Mad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502" calcext:value-type="float">
            <text:p>502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1]+([.M51]/20)+([.N51]/240)" office:value-type="float" office:value="1.5" calcext:value-type="float">
            <text:p>1,5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753" calcext:value-type="float">
            <text:p>753,0000</text:p>
          </table:table-cell>
          <table:table-cell table:formula="of:=[.S51]-[.T51]" office:value-type="float" office:value="-753" calcext:value-type="float">
            <text:p>-753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d'Espagne</text:p>
          </table:table-cell>
          <table:table-cell office:value-type="float" office:value="2664" calcext:value-type="float">
            <text:p>2 664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2]+([.M52]/20)+([.N52]/240)" office:value-type="float" office:value="1.5" calcext:value-type="float">
            <text:p>1,5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3996" calcext:value-type="float">
            <text:p>3 996,0000</text:p>
          </table:table-cell>
          <table:table-cell table:formula="of:=[.S52]-[.T52]" office:value-type="float" office:value="-3996" calcext:value-type="float">
            <text:p>-3996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86" calcext:value-type="float">
            <text:p>86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53]+([.M53]/20)+([.N53]/240)" office:value-type="float" office:value="30" calcext:value-type="float">
            <text:p>30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2580" calcext:value-type="float">
            <text:p>2 580,0000</text:p>
          </table:table-cell>
          <table:table-cell table:formula="of:=[.S53]-[.T53]" office:value-type="float" office:value="-2580" calcext:value-type="float">
            <text:p>-258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982" calcext:value-type="float">
            <text:p>3 9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54]+([.M54]/20)+([.N54]/240)" office:value-type="float" office:value="0.3" calcext:value-type="float">
            <text:p>0,3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1194.6" calcext:value-type="float">
            <text:p>1 194,6000</text:p>
          </table:table-cell>
          <table:table-cell table:formula="of:=[.S54]-[.T54]" office:value-type="float" office:value="-1194.6" calcext:value-type="float">
            <text:p>-1194,6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94" calcext:value-type="float">
            <text:p>69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55]+([.M55]/20)+([.N55]/240)" office:value-type="float" office:value="1.5" calcext:value-type="float">
            <text:p>1,5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1041" calcext:value-type="float">
            <text:p>1 041,0000</text:p>
          </table:table-cell>
          <table:table-cell table:formula="of:=[.S55]-[.T55]" office:value-type="float" office:value="-1041" calcext:value-type="float">
            <text:p>-1041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550" calcext:value-type="float">
            <text:p>1 55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56]+([.M56]/20)+([.N56]/240)" office:value-type="float" office:value="8" calcext:value-type="float">
            <text:p>8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12400" calcext:value-type="float">
            <text:p>12 400,0000</text:p>
          </table:table-cell>
          <table:table-cell table:formula="of:=[.S56]-[.T56]" office:value-type="float" office:value="-12400" calcext:value-type="float">
            <text:p>-12400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988" calcext:value-type="float">
            <text:p>3 9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57]+([.M57]/20)+([.N57]/240)" office:value-type="float" office:value="1" calcext:value-type="float">
            <text:p>1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3988" calcext:value-type="float">
            <text:p>3 988,0000</text:p>
          </table:table-cell>
          <table:table-cell table:formula="of:=[.S57]-[.T57]" office:value-type="float" office:value="-3988" calcext:value-type="float">
            <text:p>-3988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58]+([.M58]/20)+([.N58]/240)" office:value-type="float" office:value="22" calcext:value-type="float">
            <text:p>22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3300" calcext:value-type="float">
            <text:p>3 300,0000</text:p>
          </table:table-cell>
          <table:table-cell table:formula="of:=[.S58]-[.T58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lances complett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59]+([.M59]/20)+([.N59]/240)" office:value-type="float" office:value="15" calcext:value-type="float">
            <text:p>15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60" calcext:value-type="float">
            <text:p>60,0000</text:p>
          </table:table-cell>
          <table:table-cell table:formula="of:=[.S59]-[.T59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83" calcext:value-type="float">
            <text:p>18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60]+([.M60]/20)+([.N60]/240)" office:value-type="float" office:value="3.5" calcext:value-type="float">
            <text:p>3,5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640.5" calcext:value-type="float">
            <text:p>640,5000</text:p>
          </table:table-cell>
          <table:table-cell table:formula="of:=[.S60]-[.T60]" office:value-type="float" office:value="-640.5" calcext:value-type="float">
            <text:p>-640,5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rils vid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1" table:formula="of:=[.L61]+([.M61]/20)+([.N61]/240)" office:value-type="float" office:value="1.2" calcext:value-type="float">
            <text:p>1,2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218.4" calcext:value-type="float">
            <text:p>218,4000</text:p>
          </table:table-cell>
          <table:table-cell table:formula="of:=[.S61]-[.T61]" office:value-type="float" office:value="-218.4" calcext:value-type="float">
            <text:p>-218,4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62]+([.M62]/20)+([.N62]/240)" office:value-type="float" office:value="18" calcext:value-type="float">
            <text:p>18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34" calcext:value-type="float">
            <text:p>234,0000</text:p>
          </table:table-cell>
          <table:table-cell table:formula="of:=[.S62]-[.T62]" office:value-type="float" office:value="-234" calcext:value-type="float">
            <text:p>-234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tierçon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63]+([.M63]/20)+([.N63]/240)" office:value-type="float" office:value="70" calcext:value-type="float">
            <text:p>70,0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400" calcext:value-type="float">
            <text:p>1 400,0000</text:p>
          </table:table-cell>
          <table:table-cell table:formula="of:=[.S63]-[.T63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19" calcext:value-type="float">
            <text:p>619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64]+([.M64]/20)+([.N64]/240)" office:value-type="float" office:value="25" calcext:value-type="float">
            <text:p>25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5475" calcext:value-type="float">
            <text:p>15 475,0000</text:p>
          </table:table-cell>
          <table:table-cell table:formula="of:=[.S64]-[.T64]" office:value-type="float" office:value="-15475" calcext:value-type="float">
            <text:p>-15475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tierçon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65]+([.M65]/20)+([.N65]/240)" office:value-type="float" office:value="18" calcext:value-type="float">
            <text:p>18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738" calcext:value-type="float">
            <text:p>738,0000</text:p>
          </table:table-cell>
          <table:table-cell table:formula="of:=[.S65]-[.T65]" office:value-type="float" office:value="-738" calcext:value-type="float">
            <text:p>-738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lanc de céruz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852" calcext:value-type="float">
            <text:p>1 8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66]+([.M66]/20)+([.N66]/240)" office:value-type="float" office:value="0.25" calcext:value-type="float">
            <text:p>0,25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463" calcext:value-type="float">
            <text:p>463,0000</text:p>
          </table:table-cell>
          <table:table-cell table:formula="of:=[.S66]-[.T66]" office:value-type="float" office:value="-463" calcext:value-type="float">
            <text:p>-463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led seig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3140" calcext:value-type="float">
            <text:p>33 1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67]+([.M67]/20)+([.N67]/240)" office:value-type="float" office:value="0.1" calcext:value-type="float">
            <text:p>0,1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3314" calcext:value-type="float">
            <text:p>3 314,0000</text:p>
          </table:table-cell>
          <table:table-cell table:formula="of:=[.S67]-[.T67]" office:value-type="float" office:value="-3314" calcext:value-type="float">
            <text:p>-3314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844" calcext:value-type="float">
            <text:p>2 8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68]+([.M68]/20)+([.N68]/240)" office:value-type="float" office:value="1" calcext:value-type="float">
            <text:p>1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2844" calcext:value-type="float">
            <text:p>2 844,0000</text:p>
          </table:table-cell>
          <table:table-cell table:formula="of:=[.S68]-[.T68]" office:value-type="float" office:value="-2844" calcext:value-type="float">
            <text:p>-2844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ttes fort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air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69]+([.M69]/20)+([.N69]/240)" office:value-type="float" office:value="24" calcext:value-type="float">
            <text:p>24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60" calcext:value-type="float">
            <text:p>360,0000</text:p>
          </table:table-cell>
          <table:table-cell table:formula="of:=[.S69]-[.T69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81" calcext:value-type="float">
            <text:p>3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70]+([.M70]/20)+([.N70]/240)" office:value-type="float" office:value="0.9" calcext:value-type="float">
            <text:p>0,90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342.9" calcext:value-type="float">
            <text:p>342,9000</text:p>
          </table:table-cell>
          <table:table-cell table:formula="of:=[.S70]-[.T70]" office:value-type="float" office:value="-342.9" calcext:value-type="float">
            <text:p>-342,9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utons d'o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71]+([.M71]/20)+([.N71]/240)" office:value-type="float" office:value="0.9" calcext:value-type="float">
            <text:p>0,9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03.5" calcext:value-type="float">
            <text:p>103,5000</text:p>
          </table:table-cell>
          <table:table-cell table:formula="of:=[.S71]-[.T71]" office:value-type="float" office:value="-103.5" calcext:value-type="float">
            <text:p>-103,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117" calcext:value-type="float">
            <text:p>2 117,00</text:p>
          </table:table-cell>
          <table:table-cell office:value-type="string" calcext:value-type="string">
            <text:p>baril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72]+([.M72]/20)+([.N72]/240)" office:value-type="float" office:value="17" calcext:value-type="float">
            <text:p>17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35989" calcext:value-type="float">
            <text:p>35 989,0000</text:p>
          </table:table-cell>
          <table:table-cell table:formula="of:=[.S72]-[.T72]" office:value-type="float" office:value="-35989" calcext:value-type="float">
            <text:p>-35989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riqu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illier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73]+([.M73]/20)+([.N73]/240)" office:value-type="float" office:value="7" calcext:value-type="float">
            <text:p>7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7" calcext:value-type="float">
            <text:p>7,0000</text:p>
          </table:table-cell>
          <table:table-cell table:formula="of:=[.S73]-[.T73]" office:value-type="float" office:value="-7" calcext:value-type="float">
            <text:p>-7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ttes de grez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750" calcext:value-type="float">
            <text:p>3 7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74]+([.M74]/20)+([.N74]/240)" office:value-type="float" office:value="0.6" calcext:value-type="float">
            <text:p>0,6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250" calcext:value-type="float">
            <text:p>2 250,0000</text:p>
          </table:table-cell>
          <table:table-cell table:formula="of:=[.S74]-[.T74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ves de flacon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670" calcext:value-type="float">
            <text:p>1 67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75]+([.M75]/20)+([.N75]/240)" office:value-type="float" office:value="5.5" calcext:value-type="float">
            <text:p>5,5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9185" calcext:value-type="float">
            <text:p>9 185,0000</text:p>
          </table:table-cell>
          <table:table-cell table:formula="of:=[.S75]-[.T75]" office:value-type="float" office:value="-9185" calcext:value-type="float">
            <text:p>-9185</text:p>
          </table:table-cell>
          <table:table-cell office:value-type="string" calcext:value-type="string">
            <text:p>nombre de flacons non précisé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2700" calcext:value-type="float">
            <text:p>22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76]+([.M76]/20)+([.N76]/240)" office:value-type="float" office:value="0.25" calcext:value-type="float">
            <text:p>0,25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5675" calcext:value-type="float">
            <text:p>5 675,0000</text:p>
          </table:table-cell>
          <table:table-cell table:formula="of:=[.S76]-[.T76]" office:value-type="float" office:value="-5675" calcext:value-type="float">
            <text:p>-5675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34" calcext:value-type="float">
            <text:p>334,00</text:p>
          </table:table-cell>
          <table:table-cell office:value-type="string" calcext:value-type="string">
            <text:p>ball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77]+([.M77]/20)+([.N77]/240)" office:value-type="float" office:value="120" calcext:value-type="float">
            <text:p>12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0080" calcext:value-type="float">
            <text:p>40 080,0000</text:p>
          </table:table-cell>
          <table:table-cell table:formula="of:=[.S77]-[.T77]" office:value-type="float" office:value="-40080" calcext:value-type="float">
            <text:p>-4008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421840" calcext:value-type="float">
            <text:p>421 8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78]+([.M78]/20)+([.N78]/240)" office:value-type="float" office:value="0.3" calcext:value-type="float">
            <text:p>0,3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126552" calcext:value-type="float">
            <text:p>126 552,0000</text:p>
          </table:table-cell>
          <table:table-cell table:formula="of:=[.S78]-[.T78]" office:value-type="float" office:value="-126552" calcext:value-type="float">
            <text:p>-126552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1" table:formula="of:=[.L79]+([.M79]/20)+([.N79]/240)" office:value-type="float" office:value="21" calcext:value-type="float">
            <text:p>21,0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4200" calcext:value-type="float">
            <text:p>4 200,0000</text:p>
          </table:table-cell>
          <table:table-cell table:formula="of:=[.S79]-[.T79]" office:value-type="float" office:value="-4200" calcext:value-type="float">
            <text:p>-42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oucl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80]+([.M80]/20)+([.N80]/240)" office:value-type="float" office:value="40" calcext:value-type="float">
            <text:p>40,0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400" calcext:value-type="float">
            <text:p>400,0000</text:p>
          </table:table-cell>
          <table:table-cell table:formula="of:=[.S80]-[.T80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64" calcext:value-type="float">
            <text:p>364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1" table:formula="of:=[.L81]+([.M81]/20)+([.N81]/240)" office:value-type="float" office:value="17" calcext:value-type="float">
            <text:p>17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6188" calcext:value-type="float">
            <text:p>6 188,0000</text:p>
          </table:table-cell>
          <table:table-cell table:formula="of:=[.S81]-[.T81]" office:value-type="float" office:value="-6188" calcext:value-type="float">
            <text:p>-6188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1" table:formula="of:=[.L82]+([.M82]/20)+([.N82]/240)" office:value-type="float" office:value="9" calcext:value-type="float">
            <text:p>9,0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1800" calcext:value-type="float">
            <text:p>1 800,0000</text:p>
          </table:table-cell>
          <table:table-cell table:formula="of:=[.S82]-[.T82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890" calcext:value-type="float">
            <text:p>2 8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1" table:formula="of:=[.L83]+([.M83]/20)+([.N83]/240)" office:value-type="float" office:value="0.125" calcext:value-type="float">
            <text:p>0,125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361.25" calcext:value-type="float">
            <text:p>361,2500</text:p>
          </table:table-cell>
          <table:table-cell table:formula="of:=[.S83]-[.T83]" office:value-type="float" office:value="-361.25" calcext:value-type="float">
            <text:p>-361,25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84]+([.M84]/20)+([.N84]/240)" office:value-type="float" office:value="10" calcext:value-type="float">
            <text:p>10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2000" calcext:value-type="float">
            <text:p>2 000,0000</text:p>
          </table:table-cell>
          <table:table-cell table:formula="of:=[.S84]-[.T84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teaux flaman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388" calcext:value-type="float">
            <text:p>2 388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85]+([.M85]/20)+([.N85]/240)" office:value-type="float" office:value="1.5" calcext:value-type="float">
            <text:p>1,5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3582" calcext:value-type="float">
            <text:p>3 582,0000</text:p>
          </table:table-cell>
          <table:table-cell table:formula="of:=[.S85]-[.T85]" office:value-type="float" office:value="-3582" calcext:value-type="float">
            <text:p>-3582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uvertures de la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86]+([.M86]/20)+([.N86]/240)" office:value-type="float" office:value="12" calcext:value-type="float">
            <text:p>12,00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180" calcext:value-type="float">
            <text:p>180,0000</text:p>
          </table:table-cell>
          <table:table-cell table:formula="of:=[.S86]-[.T86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Russi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87]+([.M87]/20)+([.N87]/240)" office:value-type="float" office:value="4" calcext:value-type="float">
            <text:p>4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96" calcext:value-type="float">
            <text:p>96,0000</text:p>
          </table:table-cell>
          <table:table-cell table:formula="of:=[.S87]-[.T87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Russi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88]+([.M88]/20)+([.N88]/240)" office:value-type="float" office:value="1.4" calcext:value-type="float">
            <text:p>1,4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2450" calcext:value-type="float">
            <text:p>2 450,0000</text:p>
          </table:table-cell>
          <table:table-cell table:formula="of:=[.S88]-[.T88]" office:value-type="float" office:value="-2450" calcext:value-type="float">
            <text:p>-245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495" calcext:value-type="float">
            <text:p>1 4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1" table:formula="of:=[.L89]+([.M89]/20)+([.N89]/240)" office:value-type="float" office:value="1.6" calcext:value-type="float">
            <text:p>1,6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392" calcext:value-type="float">
            <text:p>2 392,0000</text:p>
          </table:table-cell>
          <table:table-cell table:formula="of:=[.S89]-[.T89]" office:value-type="float" office:value="-2392" calcext:value-type="float">
            <text:p>-2392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picerie f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38" calcext:value-type="float">
            <text:p>338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90]+([.M90]/20)+([.N90]/240)" office:value-type="float" office:value="10" calcext:value-type="float">
            <text:p>10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3380" calcext:value-type="float">
            <text:p>3 380,0000</text:p>
          </table:table-cell>
          <table:table-cell table:formula="of:=[.S90]-[.T90]" office:value-type="float" office:value="-3380" calcext:value-type="float">
            <text:p>-338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39390" calcext:value-type="float">
            <text:p>139 3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table:formula="of:=[.L91]+([.M91]/20)+([.N91]/240)" office:value-type="float" office:value="0.175" calcext:value-type="float">
            <text:p>0,175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24393.25" calcext:value-type="float">
            <text:p>24 393,2500</text:p>
          </table:table-cell>
          <table:table-cell table:formula="of:=[.S91]-[.T91]" office:value-type="float" office:value="-24393.25" calcext:value-type="float">
            <text:p>-24393,2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ls</text:p>
          </table:table-cell>
          <table:table-cell office:value-type="float" office:value="125" calcext:value-type="float">
            <text:p>125,000</text:p>
          </table:table-cell>
          <table:table-cell table:number-columns-repeated="2"/>
          <table:table-cell table:style-name="ce21" table:formula="of:=[.L92]+([.M92]/20)+([.N92]/240)" office:value-type="float" office:value="125" calcext:value-type="float">
            <text:p>125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2375" calcext:value-type="float">
            <text:p>2 375,0000</text:p>
          </table:table-cell>
          <table:table-cell table:formula="of:=[.S92]-[.T92]" office:value-type="float" office:value="-2375" calcext:value-type="float">
            <text:p>-2375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54916" calcext:value-type="float">
            <text:p>54 9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1" table:formula="of:=[.L93]+([.M93]/20)+([.N93]/240)" office:value-type="float" office:value="0.2" calcext:value-type="float">
            <text:p>0,20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0983.2" calcext:value-type="float">
            <text:p>10 983,2000</text:p>
          </table:table-cell>
          <table:table-cell table:formula="of:=[.S93]-[.T93]" office:value-type="float" office:value="-10983.2" calcext:value-type="float">
            <text:p>-10983,2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enclum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94]+([.M94]/20)+([.N94]/240)" office:value-type="float" office:value="0.5" calcext:value-type="float">
            <text:p>0,5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315" calcext:value-type="float">
            <text:p>315,0000</text:p>
          </table:table-cell>
          <table:table-cell table:formula="of:=[.S94]-[.T94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fléau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95]+([.M95]/20)+([.N95]/240)" office:value-type="float" office:value="0.6" calcext:value-type="float">
            <text:p>0,6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540" calcext:value-type="float">
            <text:p>540,0000</text:p>
          </table:table-cell>
          <table:table-cell table:formula="of:=[.S95]-[.T95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poid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750" calcext:value-type="float">
            <text:p>1 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96]+([.M96]/20)+([.N96]/240)" office:value-type="float" office:value="0.1" calcext:value-type="float">
            <text:p>0,1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75" calcext:value-type="float">
            <text:p>175,0000</text:p>
          </table:table-cell>
          <table:table-cell table:formula="of:=[.S96]-[.T96]" office:value-type="float" office:value="-175" calcext:value-type="float">
            <text:p>-175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7700" calcext:value-type="float">
            <text:p>7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97]+([.M97]/20)+([.N97]/240)" office:value-type="float" office:value="0.35" calcext:value-type="float">
            <text:p>0,35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2695" calcext:value-type="float">
            <text:p>2 695,0000</text:p>
          </table:table-cell>
          <table:table-cell table:formula="of:=[.S97]-[.T97]" office:value-type="float" office:value="-2695" calcext:value-type="float">
            <text:p>-2695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r en tau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feuill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98]+([.M98]/20)+([.N98]/240)" office:value-type="float" office:value="1.4" calcext:value-type="float">
            <text:p>1,4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112" calcext:value-type="float">
            <text:p>112,0000</text:p>
          </table:table-cell>
          <table:table-cell table:formula="of:=[.S98]-[.T98]" office:value-type="float" office:value="-112" calcext:value-type="float">
            <text:p>-112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aësts</text:p>
          </table:table-cell>
          <table:table-cell office:value-type="float" office:value="410" calcext:value-type="float">
            <text:p>410,000</text:p>
          </table:table-cell>
          <table:table-cell table:number-columns-repeated="2"/>
          <table:table-cell table:style-name="ce21" table:formula="of:=[.L99]+([.M99]/20)+([.N99]/240)" office:value-type="float" office:value="410" calcext:value-type="float">
            <text:p>41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2300" calcext:value-type="float">
            <text:p>12 300,0000</text:p>
          </table:table-cell>
          <table:table-cell table:formula="of:=[.S99]-[.T99]" office:value-type="float" office:value="-12300" calcext:value-type="float">
            <text:p>-1230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 de caret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0000" calcext:value-type="float">
            <text:p>6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00]+([.M100]/20)+([.N100]/240)" office:value-type="float" office:value="0.9" calcext:value-type="float">
            <text:p>0,9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54000" calcext:value-type="float">
            <text:p>54 000,0000</text:p>
          </table:table-cell>
          <table:table-cell table:formula="of:=[.S100]-[.T100]" office:value-type="float" office:value="-54000" calcext:value-type="float">
            <text:p>-5400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ilass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400" calcext:value-type="float">
            <text:p>3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01]+([.M101]/20)+([.N101]/240)" office:value-type="float" office:value="0.5" calcext:value-type="float">
            <text:p>0,5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1700" calcext:value-type="float">
            <text:p>1 700,0000</text:p>
          </table:table-cell>
          <table:table-cell table:formula="of:=[.S101]-[.T101]" office:value-type="float" office:value="-1700" calcext:value-type="float">
            <text:p>-1700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63507" calcext:value-type="float">
            <text:p>163 5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02]+([.M102]/20)+([.N102]/240)" office:value-type="float" office:value="0.3" calcext:value-type="float">
            <text:p>0,3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49052.1" calcext:value-type="float">
            <text:p>49 052,1000</text:p>
          </table:table-cell>
          <table:table-cell table:formula="of:=[.S102]-[.T102]" office:value-type="float" office:value="-49052.1" calcext:value-type="float">
            <text:p>-49052,1</text:p>
          </table:table-cell>
          <table:table-cell office:value-type="string" calcext:value-type="string">
            <text:p>pas d'unité de quantité. Sans doute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933" calcext:value-type="float">
            <text:p>3 933,00</text:p>
          </table:table-cell>
          <table:table-cell office:value-type="string" calcext:value-type="string">
            <text:p>sac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03]+([.M103]/20)+([.N103]/240)" office:value-type="float" office:value="10" calcext:value-type="float">
            <text:p>1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39330" calcext:value-type="float">
            <text:p>39 330,0000</text:p>
          </table:table-cell>
          <table:table-cell table:formula="of:=[.S103]-[.T103]" office:value-type="float" office:value="-39330" calcext:value-type="float">
            <text:p>-3933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56100" calcext:value-type="float">
            <text:p>356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1" table:formula="of:=[.L104]+([.M104]/20)+([.N104]/240)" office:value-type="float" office:value="0.1" calcext:value-type="float">
            <text:p>0,1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35610" calcext:value-type="float">
            <text:p>35 610,0000</text:p>
          </table:table-cell>
          <table:table-cell table:formula="of:=[.S104]-[.T104]" office:value-type="float" office:value="-35610" calcext:value-type="float">
            <text:p>-3561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323" calcext:value-type="float">
            <text:p>2 323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105]+([.M105]/20)+([.N105]/240)" office:value-type="float" office:value="32" calcext:value-type="float">
            <text:p>32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74336" calcext:value-type="float">
            <text:p>74 336,0000</text:p>
          </table:table-cell>
          <table:table-cell table:formula="of:=[.S105]-[.T105]" office:value-type="float" office:value="-74336" calcext:value-type="float">
            <text:p>-74336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orlogerie ; pendu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06]+([.M106]/20)+([.N106]/240)" office:value-type="float" office:value="100" calcext:value-type="float">
            <text:p>10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000" calcext:value-type="float">
            <text:p>1 000,0000</text:p>
          </table:table-cell>
          <table:table-cell table:formula="of:=[.S106]-[.T106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pièc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07]+([.M107]/20)+([.N107]/240)" office:value-type="float" office:value="300" calcext:value-type="float">
            <text:p>300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8100" calcext:value-type="float">
            <text:p>8 100,0000</text:p>
          </table:table-cell>
          <table:table-cell table:formula="of:=[.S107]-[.T107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table:style-name="ce8" office:value-type="string" calcext:value-type="string">
            <text:p>huile de gra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08]+([.M108]/20)+([.N108]/240)" office:value-type="float" office:value="50" calcext:value-type="float">
            <text:p>5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50" calcext:value-type="float">
            <text:p>250,0000</text:p>
          </table:table-cell>
          <table:table-cell table:formula="of:=[.S108]-[.T108]" office:value-type="float" office:value="-250" calcext:value-type="float">
            <text:p>-25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1976" calcext:value-type="float">
            <text:p>11 9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1" table:formula="of:=[.L109]+([.M109]/20)+([.N109]/240)" office:value-type="float" office:value="0.35" calcext:value-type="float">
            <text:p>0,3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4191.6" calcext:value-type="float">
            <text:p>4 191,6000</text:p>
          </table:table-cell>
          <table:table-cell table:formula="of:=[.S109]-[.T109]" office:value-type="float" office:value="-4191.6" calcext:value-type="float">
            <text:p>-4191,6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955" calcext:value-type="float">
            <text:p>9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10]+([.M110]/20)+([.N110]/240)" office:value-type="float" office:value="0.6" calcext:value-type="float">
            <text:p>0,6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573" calcext:value-type="float">
            <text:p>573,0000</text:p>
          </table:table-cell>
          <table:table-cell table:formula="of:=[.S110]-[.T110]" office:value-type="float" office:value="-573" calcext:value-type="float">
            <text:p>-573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rretières de fil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77" calcext:value-type="float">
            <text:p>17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1]+([.M111]/20)+([.N111]/240)" office:value-type="float" office:value="1.5" calcext:value-type="float">
            <text:p>1,5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265.5" calcext:value-type="float">
            <text:p>265,5000</text:p>
          </table:table-cell>
          <table:table-cell table:formula="of:=[.S111]-[.T111]" office:value-type="float" office:value="-265.5" calcext:value-type="float">
            <text:p>-265,5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3904" calcext:value-type="float">
            <text:p>23 9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12]+([.M112]/20)+([.N112]/240)" office:value-type="float" office:value="0.5" calcext:value-type="float">
            <text:p>0,5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11952" calcext:value-type="float">
            <text:p>11 952,0000</text:p>
          </table:table-cell>
          <table:table-cell table:formula="of:=[.S112]-[.T112]" office:value-type="float" office:value="-11952" calcext:value-type="float">
            <text:p>-11952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310" calcext:value-type="float">
            <text:p>1 310,00</text:p>
          </table:table-cell>
          <table:table-cell office:value-type="string" calcext:value-type="string">
            <text:p>livr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1" table:formula="of:=[.L113]+([.M113]/20)+([.N113]/240)" office:value-type="float" office:value="26" calcext:value-type="float">
            <text:p>26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34060" calcext:value-type="float">
            <text:p>34 060,0000</text:p>
          </table:table-cell>
          <table:table-cell table:formula="of:=[.S113]-[.T113]" office:value-type="float" office:value="-34060" calcext:value-type="float">
            <text:p>-3406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7000" calcext:value-type="float">
            <text:p>7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14]+([.M114]/20)+([.N114]/240)" office:value-type="float" office:value="0.75" calcext:value-type="float">
            <text:p>0,75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5250" calcext:value-type="float">
            <text:p>5 250,0000</text:p>
          </table:table-cell>
          <table:table-cell table:formula="of:=[.S114]-[.T114]" office:value-type="float" office:value="-5250" calcext:value-type="float">
            <text:p>-5250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êlé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table:number-columns-repeated="5"/>
          <table:table-cell table:style-name="ce21" table:formula="of:=[.L115]+([.M115]/20)+([.N115]/240)" office:value-type="float" office:value="0" calcext:value-type="float">
            <text:p>0,00000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formula="of:=[.P115]+0.05*[.Q115]+[.R115]/240" office:value-type="float" office:value="278" calcext:value-type="float">
            <text:p>278</text:p>
          </table:table-cell>
          <table:table-cell table:formula="of:=[.J115]*[.O115]" office:value-type="float" office:value="0" calcext:value-type="float">
            <text:p>0,0000</text:p>
          </table:table-cell>
          <table:table-cell table:formula="of:=[.S115]-[.T115]" office:value-type="float" office:value="278" calcext:value-type="float">
            <text:p>278</text:p>
          </table:table-cell>
          <table:table-cell office:value-type="string" calcext:value-type="string">
            <text:p>valeur de 27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table:number-columns-repeated="5"/>
          <table:table-cell table:style-name="ce21" table:formula="of:=[.L116]+([.M116]/20)+([.N116]/240)" office:value-type="float" office:value="0" calcext:value-type="float">
            <text:p>0,00000</text:p>
          </table:table-cell>
          <table:table-cell office:value-type="float" office:value="15600" calcext:value-type="float">
            <text:p>15600</text:p>
          </table:table-cell>
          <table:table-cell table:number-columns-repeated="2"/>
          <table:table-cell table:formula="of:=[.P116]+0.05*[.Q116]+[.R116]/240" office:value-type="float" office:value="15600" calcext:value-type="float">
            <text:p>15600</text:p>
          </table:table-cell>
          <table:table-cell table:formula="of:=[.J116]*[.O116]" office:value-type="float" office:value="0" calcext:value-type="float">
            <text:p>0,0000</text:p>
          </table:table-cell>
          <table:table-cell table:formula="of:=[.S116]-[.T116]" office:value-type="float" office:value="15600" calcext:value-type="float">
            <text:p>15600</text:p>
          </table:table-cell>
          <table:table-cell office:value-type="string" calcext:value-type="string">
            <text:p>valeur de 15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 de Romald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pièce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1" table:formula="of:=[.L117]+([.M117]/20)+([.N117]/240)" office:value-type="float" office:value="16" calcext:value-type="float">
            <text:p>16,0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4480" calcext:value-type="float">
            <text:p>4 480,0000</text:p>
          </table:table-cell>
          <table:table-cell table:formula="of:=[.S117]-[.T117]" office:value-type="float" office:value="-4480" calcext:value-type="float">
            <text:p>-448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lin à caff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35" calcext:value-type="float">
            <text:p>1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18]+([.M118]/20)+([.N118]/240)" office:value-type="float" office:value="1.5" calcext:value-type="float">
            <text:p>1,50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202.5" calcext:value-type="float">
            <text:p>202,5000</text:p>
          </table:table-cell>
          <table:table-cell table:formula="of:=[.S118]-[.T118]" office:value-type="float" office:value="-202.5" calcext:value-type="float">
            <text:p>-202,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table:style-name="ce9" office:value-type="string" calcext:value-type="string">
            <text:p>natt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119]+([.M119]/20)+([.N119]/240)" office:value-type="float" office:value="0.5" calcext:value-type="float">
            <text:p>0,5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100" calcext:value-type="float">
            <text:p>100,0000</text:p>
          </table:table-cell>
          <table:table-cell table:formula="of:=[.S119]-[.T119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or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laës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20]+([.M120]/20)+([.N120]/240)" office:value-type="float" office:value="300" calcext:value-type="float">
            <text:p>300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5900" calcext:value-type="float">
            <text:p>15 900,0000</text:p>
          </table:table-cell>
          <table:table-cell table:formula="of:=[.S120]-[.T120]" office:value-type="float" office:value="-15900" calcext:value-type="float">
            <text:p>-15900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21]+([.M121]/20)+([.N121]/240)" office:value-type="float" office:value="8" calcext:value-type="float">
            <text:p>8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192" calcext:value-type="float">
            <text:p>192,0000</text:p>
          </table:table-cell>
          <table:table-cell table:formula="of:=[.S121]-[.T121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787" calcext:value-type="float">
            <text:p>1 78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22]+([.M122]/20)+([.N122]/240)" office:value-type="float" office:value="0.4" calcext:value-type="float">
            <text:p>0,4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714.8" calcext:value-type="float">
            <text:p>714,8000</text:p>
          </table:table-cell>
          <table:table-cell table:formula="of:=[.S122]-[.T122]" office:value-type="float" office:value="-714.8" calcext:value-type="float">
            <text:p>-714,8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veau en poil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12" calcext:value-type="float">
            <text:p>31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123]+([.M123]/20)+([.N123]/240)" office:value-type="float" office:value="1.5" calcext:value-type="float">
            <text:p>1,5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68" calcext:value-type="float">
            <text:p>468,0000</text:p>
          </table:table-cell>
          <table:table-cell table:formula="of:=[.S123]-[.T123]" office:value-type="float" office:value="-468" calcext:value-type="float">
            <text:p>-468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1" table:formula="of:=[.L124]+([.M124]/20)+([.N124]/240)" office:value-type="float" office:value="2" calcext:value-type="float">
            <text:p>2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300" calcext:value-type="float">
            <text:p>300,0000</text:p>
          </table:table-cell>
          <table:table-cell table:formula="of:=[.S124]-[.T124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 de sapin ordinai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833" calcext:value-type="float">
            <text:p>6 83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25]+([.M125]/20)+([.N125]/240)" office:value-type="float" office:value="0.75" calcext:value-type="float">
            <text:p>0,75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5124.75" calcext:value-type="float">
            <text:p>5 124,7500</text:p>
          </table:table-cell>
          <table:table-cell table:formula="of:=[.S125]-[.T125]" office:value-type="float" office:value="-5124.75" calcext:value-type="float">
            <text:p>-5124,75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 de sapin de 9 à 10 pied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700" calcext:value-type="float">
            <text:p>6 7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26]+([.M126]/20)+([.N126]/240)" office:value-type="float" office:value="1" calcext:value-type="float">
            <text:p>1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6700" calcext:value-type="float">
            <text:p>6 700,0000</text:p>
          </table:table-cell>
          <table:table-cell table:formula="of:=[.S126]-[.T126]" office:value-type="float" office:value="-6700" calcext:value-type="float">
            <text:p>-67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grenail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27]+([.M127]/20)+([.N127]/240)" office:value-type="float" office:value="0.3" calcext:value-type="float">
            <text:p>0,3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3000" calcext:value-type="float">
            <text:p>3 000,0000</text:p>
          </table:table-cell>
          <table:table-cell table:formula="of:=[.S127]-[.T127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saumon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128]+([.M128]/20)+([.N128]/240)" office:value-type="float" office:value="25" calcext:value-type="float">
            <text:p>25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2500" calcext:value-type="float">
            <text:p>12 500,0000</text:p>
          </table:table-cell>
          <table:table-cell table:formula="of:=[.S128]-[.T128]" office:value-type="float" office:value="-12500" calcext:value-type="float">
            <text:p>-1250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anch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29]+([.M129]/20)+([.N129]/240)" office:value-type="float" office:value="4" calcext:value-type="float">
            <text:p>4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400" calcext:value-type="float">
            <text:p>400,0000</text:p>
          </table:table-cell>
          <table:table-cell table:formula="of:=[.S129]-[.T129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91" calcext:value-type="float">
            <text:p>291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30]+([.M130]/20)+([.N130]/240)" office:value-type="float" office:value="5" calcext:value-type="float">
            <text:p>5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455" calcext:value-type="float">
            <text:p>1 455,0000</text:p>
          </table:table-cell>
          <table:table-cell table:formula="of:=[.S130]-[.T130]" office:value-type="float" office:value="-1455" calcext:value-type="float">
            <text:p>-1455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0106" calcext:value-type="float">
            <text:p>10 1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131]+([.M131]/20)+([.N131]/240)" office:value-type="float" office:value="1.4" calcext:value-type="float">
            <text:p>1,4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14148.4" calcext:value-type="float">
            <text:p>14 148,4000</text:p>
          </table:table-cell>
          <table:table-cell table:formula="of:=[.S131]-[.T131]" office:value-type="float" office:value="-14148.4" calcext:value-type="float">
            <text:p>-14148,4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4000" calcext:value-type="float">
            <text:p>2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2]+([.M132]/20)+([.N132]/240)" office:value-type="float" office:value="1" calcext:value-type="float">
            <text:p>1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4000" calcext:value-type="float">
            <text:p>24 000,0000</text:p>
          </table:table-cell>
          <table:table-cell table:formula="of:=[.S132]-[.T132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trau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33]+([.M133]/20)+([.N133]/240)" office:value-type="float" office:value="10" calcext:value-type="float">
            <text:p>1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3800" calcext:value-type="float">
            <text:p>3 800,0000</text:p>
          </table:table-cell>
          <table:table-cell table:formula="of:=[.S133]-[.T133]" office:value-type="float" office:value="-3800" calcext:value-type="float">
            <text:p>-38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quinqu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4700" calcext:value-type="float">
            <text:p>4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134]+([.M134]/20)+([.N134]/240)" office:value-type="float" office:value="0.75" calcext:value-type="float">
            <text:p>0,7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3525" calcext:value-type="float">
            <text:p>3 525,0000</text:p>
          </table:table-cell>
          <table:table-cell table:formula="of:=[.S134]-[.T134]" office:value-type="float" office:value="-3525" calcext:value-type="float">
            <text:p>-3525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quinquaille de fer et acier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table:number-columns-repeated="5"/>
          <table:table-cell table:style-name="ce21" table:formula="of:=[.L135]+([.M135]/20)+([.N135]/240)" office:value-type="float" office:value="0" calcext:value-type="float">
            <text:p>0,00000</text:p>
          </table:table-cell>
          <table:table-cell office:value-type="float" office:value="27300" calcext:value-type="float">
            <text:p>27300</text:p>
          </table:table-cell>
          <table:table-cell table:number-columns-repeated="2"/>
          <table:table-cell table:formula="of:=[.P135]+0.05*[.Q135]+[.R135]/240" office:value-type="float" office:value="27300" calcext:value-type="float">
            <text:p>27300</text:p>
          </table:table-cell>
          <table:table-cell table:formula="of:=[.J135]*[.O135]" office:value-type="float" office:value="0" calcext:value-type="float">
            <text:p>0,0000</text:p>
          </table:table-cell>
          <table:table-cell table:formula="of:=[.S135]-[.T135]" office:value-type="float" office:value="27300" calcext:value-type="float">
            <text:p>27300</text:p>
          </table:table-cell>
          <table:table-cell office:value-type="string" calcext:value-type="string">
            <text:p>valeur de 273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mass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36]+([.M136]/20)+([.N136]/240)" office:value-type="float" office:value="15" calcext:value-type="float">
            <text:p>15,0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2160" calcext:value-type="float">
            <text:p>2 160,0000</text:p>
          </table:table-cell>
          <table:table-cell table:formula="of:=[.S136]-[.T136]" office:value-type="float" office:value="-2160" calcext:value-type="float">
            <text:p>-216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769" calcext:value-type="float">
            <text:p>1 7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1" table:formula="of:=[.L137]+([.M137]/20)+([.N137]/240)" office:value-type="float" office:value="1" calcext:value-type="float">
            <text:p>1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769" calcext:value-type="float">
            <text:p>1 769,0000</text:p>
          </table:table-cell>
          <table:table-cell table:formula="of:=[.S137]-[.T137]" office:value-type="float" office:value="-1769" calcext:value-type="float">
            <text:p>-1769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38]+([.M138]/20)+([.N138]/240)" office:value-type="float" office:value="18" calcext:value-type="float">
            <text:p>18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540" calcext:value-type="float">
            <text:p>540,0000</text:p>
          </table:table-cell>
          <table:table-cell table:formula="of:=[.S138]-[.T138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39]+([.M139]/20)+([.N139]/240)" office:value-type="float" office:value="50" calcext:value-type="float">
            <text:p>50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300" calcext:value-type="float">
            <text:p>300,0000</text:p>
          </table:table-cell>
          <table:table-cell table:formula="of:=[.S139]-[.T139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tocfich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40]+([.M140]/20)+([.N140]/240)" office:value-type="float" office:value="0.25" calcext:value-type="float">
            <text:p>0,25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300" calcext:value-type="float">
            <text:p>300,0000</text:p>
          </table:table-cell>
          <table:table-cell table:formula="of:=[.S140]-[.T140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15916" calcext:value-type="float">
            <text:p>115 9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41]+([.M141]/20)+([.N141]/240)" office:value-type="float" office:value="0.3" calcext:value-type="float">
            <text:p>0,3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34774.8" calcext:value-type="float">
            <text:p>34 774,8000</text:p>
          </table:table-cell>
          <table:table-cell table:formula="of:=[.S141]-[.T141]" office:value-type="float" office:value="-34774.8" calcext:value-type="float">
            <text:p>-34774,8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pièc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142]+([.M142]/20)+([.N142]/240)" office:value-type="float" office:value="28" calcext:value-type="float">
            <text:p>28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9600" calcext:value-type="float">
            <text:p>19 600,0000</text:p>
          </table:table-cell>
          <table:table-cell table:formula="of:=[.S142]-[.T142]" office:value-type="float" office:value="-19600" calcext:value-type="float">
            <text:p>-1960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43]+([.M143]/20)+([.N143]/240)" office:value-type="float" office:value="5" calcext:value-type="float">
            <text:p>5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300" calcext:value-type="float">
            <text:p>1 300,0000</text:p>
          </table:table-cell>
          <table:table-cell table:formula="of:=[.S143]-[.T143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serpilliè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acque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44]+([.M144]/20)+([.N144]/240)" office:value-type="float" office:value="10" calcext:value-type="float">
            <text:p>10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60" calcext:value-type="float">
            <text:p>60,0000</text:p>
          </table:table-cell>
          <table:table-cell table:formula="of:=[.S144]-[.T144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vin du Cap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demie bouteill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45]+([.M145]/20)+([.N145]/240)" office:value-type="float" office:value="4" calcext:value-type="float">
            <text:p>4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520" calcext:value-type="float">
            <text:p>520,0000</text:p>
          </table:table-cell>
          <table:table-cell table:formula="of:=[.S145]-[.T145]" office:value-type="float" office:value="-520" calcext:value-type="float">
            <text:p>-520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utr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'Holland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146]+([.M146]/20)+([.N146]/240)" office:value-type="float" office:value="20" calcext:value-type="float">
            <text:p>2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160" calcext:value-type="float">
            <text:p>1 160,0000</text:p>
          </table:table-cell>
          <table:table-cell table:formula="of:=[.S146]-[.T146]" office:value-type="float" office:value="-1160" calcext:value-type="float">
            <text:p>-116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666" calcext:value-type="float">
            <text:p>666,00</text:p>
          </table:table-cell>
          <table:table-cell office:value-type="string" calcext:value-type="string">
            <text:p>livres</text:p>
          </table:table-cell>
          <table:table-cell office:value-type="float" office:value="0.61" calcext:value-type="float">
            <text:p>0,610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21" table:formula="of:=[.L147]+([.M147]/20)+([.N147]/240)" office:value-type="float" office:value="0.612" calcext:value-type="float">
            <text:p>0,612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407.592" calcext:value-type="float">
            <text:p>407,5920</text:p>
          </table:table-cell>
          <table:table-cell table:formula="of:=[.S147]-[.T147]" office:value-type="float" office:value="-407.592" calcext:value-type="float">
            <text:p>-407,59</text:p>
          </table:table-cell>
          <table:table-cell office:value-type="string" calcext:value-type="string">
            <text:p>À 61 L 4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2398708" calcext:value-type="float">
            <text:p>2 398 7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1" table:formula="of:=[.L148]+([.M148]/20)+([.N148]/240)" office:value-type="float" office:value="0.7625" calcext:value-type="float">
            <text:p>0,7625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829014.85" calcext:value-type="float">
            <text:p>1 829 014,8500</text:p>
          </table:table-cell>
          <table:table-cell table:formula="of:=[.S148]-[.T148]" office:value-type="float" office:value="-1829014.85" calcext:value-type="float">
            <text:p>-1829014,85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fic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 office:value-type="float" office:value="0.21" calcext:value-type="float">
            <text:p>0,210</text:p>
          </table:table-cell>
          <table:table-cell office:value-type="float" office:value="0.12" calcext:value-type="float">
            <text:p>0,12</text:p>
          </table:table-cell>
          <table:table-cell/>
          <table:table-cell table:style-name="ce21" table:formula="of:=[.L149]+([.M149]/20)+([.N149]/240)" office:value-type="float" office:value="0.216" calcext:value-type="float">
            <text:p>0,216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151.2" calcext:value-type="float">
            <text:p>151,2000</text:p>
          </table:table-cell>
          <table:table-cell table:formula="of:=[.S149]-[.T149]" office:value-type="float" office:value="-151.2" calcext:value-type="float">
            <text:p>-151,2</text:p>
          </table:table-cell>
          <table:table-cell office:value-type="string" calcext:value-type="string">
            <text:p>À 21 L 12 S L%</text:p>
          </table:table-cell>
          <table:table-cell table:number-columns-repeated="100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547" calcext:value-type="float">
            <text:p>1 547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21" table:formula="of:=[.L150]+([.M150]/20)+([.N150]/240)" office:value-type="float" office:value="0.6" calcext:value-type="float">
            <text:p>0,6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928.2" calcext:value-type="float">
            <text:p>928,2000</text:p>
          </table:table-cell>
          <table:table-cell table:formula="of:=[.S150]-[.T150]" office:value-type="float" office:value="-928.2" calcext:value-type="float">
            <text:p>-928,2</text:p>
          </table:table-cell>
          <table:table-cell office:value-type="string" calcext:value-type="string">
            <text:p>À 60 L L%</text:p>
          </table:table-cell>
          <table:table-cell table:number-columns-repeated="1002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4791" calcext:value-type="float">
            <text:p>4 791,00</text:p>
          </table:table-cell>
          <table:table-cell office:value-type="string" calcext:value-type="string">
            <text:p>livres</text:p>
          </table:table-cell>
          <table:table-cell office:value-type="float" office:value="1.08" calcext:value-type="float">
            <text:p>1,080</text:p>
          </table:table-cell>
          <table:table-cell table:number-columns-repeated="2"/>
          <table:table-cell table:style-name="ce21" table:formula="of:=[.L151]+([.M151]/20)+([.N151]/240)" office:value-type="float" office:value="1.08" calcext:value-type="float">
            <text:p>1,08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5174.28" calcext:value-type="float">
            <text:p>5 174,2800</text:p>
          </table:table-cell>
          <table:table-cell table:formula="of:=[.S151]-[.T151]" office:value-type="float" office:value="-5174.28" calcext:value-type="float">
            <text:p>-5174,28</text:p>
          </table:table-cell>
          <table:table-cell office:value-type="string" calcext:value-type="string">
            <text:p>À 108 L L%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sprit de taffia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velt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table:formula="of:=[.L152]+([.M152]/20)+([.N152]/240)" office:value-type="float" office:value="7.5" calcext:value-type="float">
            <text:p>7,5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540" calcext:value-type="float">
            <text:p>540,0000</text:p>
          </table:table-cell>
          <table:table-cell table:formula="of:=[.S152]-[.T152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102" calcext:value-type="float">
            <text:p>1 102,00</text:p>
          </table:table-cell>
          <table:table-cell office:value-type="string" calcext:value-type="string">
            <text:p>barriques</text:p>
          </table:table-cell>
          <table:table-cell office:value-type="float" office:value="110" calcext:value-type="float">
            <text:p>110,000</text:p>
          </table:table-cell>
          <table:table-cell table:number-columns-repeated="2"/>
          <table:table-cell table:style-name="ce21" table:formula="of:=[.L153]+([.M153]/20)+([.N153]/240)" office:value-type="float" office:value="110" calcext:value-type="float">
            <text:p>11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121220" calcext:value-type="float">
            <text:p>121 220,0000</text:p>
          </table:table-cell>
          <table:table-cell table:formula="of:=[.S153]-[.T153]" office:value-type="float" office:value="-121220" calcext:value-type="float">
            <text:p>-12122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7615" calcext:value-type="float">
            <text:p>7 615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1" table:formula="of:=[.L154]+([.M154]/20)+([.N154]/240)" office:value-type="float" office:value="7.07916666666667" calcext:value-type="float">
            <text:p>7,07917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53907.8541666667" calcext:value-type="float">
            <text:p>53 907,8542</text:p>
          </table:table-cell>
          <table:table-cell table:formula="of:=[.S154]-[.T154]" office:value-type="float" office:value="-53907.8541666667" calcext:value-type="float">
            <text:p>-53907,8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836" calcext:value-type="float">
            <text:p>1 836,00</text:p>
          </table:table-cell>
          <table:table-cell office:value-type="string" calcext:value-type="string">
            <text:p>pin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55]+([.M155]/20)+([.N155]/240)" office:value-type="float" office:value="3" calcext:value-type="float">
            <text:p>3,0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5508" calcext:value-type="float">
            <text:p>5 508,0000</text:p>
          </table:table-cell>
          <table:table-cell table:formula="of:=[.S155]-[.T155]" office:value-type="float" office:value="-5508" calcext:value-type="float">
            <text:p>-5508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4188450" calcext:value-type="float">
            <text:p>4 188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56]+([.M156]/20)+([.N156]/240)" office:value-type="float" office:value="0.25" calcext:value-type="float">
            <text:p>0,25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1047112.5" calcext:value-type="float">
            <text:p>1 047 112,5000</text:p>
          </table:table-cell>
          <table:table-cell table:formula="of:=[.S156]-[.T156]" office:value-type="float" office:value="-1047112.5" calcext:value-type="float">
            <text:p>-1047112,5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280280" calcext:value-type="float">
            <text:p>280 28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157]+([.M157]/20)+([.N157]/240)" office:value-type="float" office:value="1.25" calcext:value-type="float">
            <text:p>1,25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350350" calcext:value-type="float">
            <text:p>350 350,0000</text:p>
          </table:table-cell>
          <table:table-cell table:formula="of:=[.S157]-[.T157]" office:value-type="float" office:value="-350350" calcext:value-type="float">
            <text:p>-35035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ottes et langu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58]+([.M158]/20)+([.N158]/240)" office:value-type="float" office:value="15" calcext:value-type="float">
            <text:p>15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75" calcext:value-type="float">
            <text:p>75,0000</text:p>
          </table:table-cell>
          <table:table-cell table:formula="of:=[.S158]-[.T158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e mart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59]+([.M159]/20)+([.N159]/240)" office:value-type="float" office:value="4" calcext:value-type="float">
            <text:p>4,0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280" calcext:value-type="float">
            <text:p>1 280,0000</text:p>
          </table:table-cell>
          <table:table-cell table:formula="of:=[.S159]-[.T159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eaux d'our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160]+([.M160]/20)+([.N160]/240)" office:value-type="float" office:value="10" calcext:value-type="float">
            <text:p>10,00000</text:p>
          </table:table-cell>
          <table:table-cell table:number-columns-repeated="3"/>
          <table:table-cell table:formula="of:=[.P160]+0.05*[.Q160]+[.R160]/240" office:value-type="float" office:value="0" calcext:value-type="float">
            <text:p>0</text:p>
          </table:table-cell>
          <table:table-cell table:formula="of:=[.J160]*[.O160]" office:value-type="float" office:value="4000" calcext:value-type="float">
            <text:p>4 000,0000</text:p>
          </table:table-cell>
          <table:table-cell table:formula="of:=[.S160]-[.T160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irops des Is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208" calcext:value-type="float">
            <text:p>1 208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1" table:formula="of:=[.L161]+([.M161]/20)+([.N161]/240)" office:value-type="float" office:value="0.3" calcext:value-type="float">
            <text:p>0,3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362.4" calcext:value-type="float">
            <text:p>362,4000</text:p>
          </table:table-cell>
          <table:table-cell table:formula="of:=[.S161]-[.T161]" office:value-type="float" office:value="-362.4" calcext:value-type="float">
            <text:p>-362,4</text:p>
          </table:table-cell>
          <table:table-cell office:value-type="string" calcext:value-type="string">
            <text:p>À 30 L L%</text:p>
          </table:table-cell>
          <table:table-cell table:number-columns-repeated="100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203045" calcext:value-type="float">
            <text:p>203 0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62]+([.M162]/20)+([.N162]/240)" office:value-type="float" office:value="0.25" calcext:value-type="float">
            <text:p>0,25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50761.25" calcext:value-type="float">
            <text:p>50 761,2500</text:p>
          </table:table-cell>
          <table:table-cell table:formula="of:=[.S162]-[.T162]" office:value-type="float" office:value="-50761.25" calcext:value-type="float">
            <text:p>-50761,25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1" table:formula="of:=[.L163]+([.M163]/20)+([.N163]/240)" office:value-type="float" office:value="0.6" calcext:value-type="float">
            <text:p>0,6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66" calcext:value-type="float">
            <text:p>66,0000</text:p>
          </table:table-cell>
          <table:table-cell table:formula="of:=[.S163]-[.T163]" office:value-type="float" office:value="-66" calcext:value-type="float">
            <text:p>-66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183268" calcext:value-type="float">
            <text:p>1 183 2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1" table:formula="of:=[.L164]+([.M164]/20)+([.N164]/240)" office:value-type="float" office:value="0.4" calcext:value-type="float">
            <text:p>0,4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473307.2" calcext:value-type="float">
            <text:p>473 307,2000</text:p>
          </table:table-cell>
          <table:table-cell table:formula="of:=[.S164]-[.T164]" office:value-type="float" office:value="-473307.2" calcext:value-type="float">
            <text:p>-473307,2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ucre tê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462940" calcext:value-type="float">
            <text:p>462 9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1" table:formula="of:=[.L165]+([.M165]/20)+([.N165]/240)" office:value-type="float" office:value="0.3" calcext:value-type="float">
            <text:p>0,3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138882" calcext:value-type="float">
            <text:p>138 882,0000</text:p>
          </table:table-cell>
          <table:table-cell table:formula="of:=[.S165]-[.T165]" office:value-type="float" office:value="-138882" calcext:value-type="float">
            <text:p>-138882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sles françaises de l'Amérique</text:p>
          </table:table-cell>
          <table:table-cell office:value-type="float" office:value="1279" calcext:value-type="float">
            <text:p>1 279,00</text:p>
          </table:table-cell>
          <table:table-cell office:value-type="string" calcext:value-type="string">
            <text:p>velt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66]+([.M166]/20)+([.N166]/240)" office:value-type="float" office:value="3" calcext:value-type="float">
            <text:p>3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837" calcext:value-type="float">
            <text:p>3 837,0000</text:p>
          </table:table-cell>
          <table:table-cell table:formula="of:=[.S166]-[.T166]" office:value-type="float" office:value="-3837" calcext:value-type="float">
            <text:p>-3837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enjo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67]+([.M167]/20)+([.N167]/240)" office:value-type="float" office:value="100" calcext:value-type="float">
            <text:p>100,0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900" calcext:value-type="float">
            <text:p>900,0000</text:p>
          </table:table-cell>
          <table:table-cell table:formula="of:=[.S167]-[.T167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de canel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morceaux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1" table:formula="of:=[.L168]+([.M168]/20)+([.N168]/240)" office:value-type="float" office:value="6" calcext:value-type="float">
            <text:p>6,00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84" calcext:value-type="float">
            <text:p>84,0000</text:p>
          </table:table-cell>
          <table:table-cell table:formula="of:=[.S168]-[.T168]" office:value-type="float" office:value="-84" calcext:value-type="float">
            <text:p>-84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27" calcext:value-type="float">
            <text:p>327,00</text:p>
          </table:table-cell>
          <table:table-cell office:value-type="string" calcext:value-type="string">
            <text:p>buch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69]+([.M169]/20)+([.N169]/240)" office:value-type="float" office:value="8" calcext:value-type="float">
            <text:p>8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2616" calcext:value-type="float">
            <text:p>2 616,0000</text:p>
          </table:table-cell>
          <table:table-cell table:formula="of:=[.S169]-[.T169]" office:value-type="float" office:value="-2616" calcext:value-type="float">
            <text:p>-2616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ordinaire morceaux de 6 à 7 pied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morc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70]+([.M170]/20)+([.N170]/240)" office:value-type="float" office:value="4" calcext:value-type="float">
            <text:p>4,0000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40" calcext:value-type="float">
            <text:p>40,0000</text:p>
          </table:table-cell>
          <table:table-cell table:formula="of:=[.S170]-[.T170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puant morceaux de 6 pied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morceaux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171]+([.M171]/20)+([.N171]/240)" office:value-type="float" office:value="4" calcext:value-type="float">
            <text:p>4,0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2" calcext:value-type="float">
            <text:p>12,0000</text:p>
          </table:table-cell>
          <table:table-cell table:formula="of:=[.S171]-[.T171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outr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72]+([.M172]/20)+([.N172]/240)" office:value-type="float" office:value="50" calcext:value-type="float">
            <text:p>50,00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500" calcext:value-type="float">
            <text:p>500,0000</text:p>
          </table:table-cell>
          <table:table-cell table:formula="of:=[.S172]-[.T17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madrier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73]+([.M173]/20)+([.N173]/240)" office:value-type="float" office:value="15" calcext:value-type="float">
            <text:p>15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1050" calcext:value-type="float">
            <text:p>1 050,0000</text:p>
          </table:table-cell>
          <table:table-cell table:formula="of:=[.S173]-[.T173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lanch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74]+([.M174]/20)+([.N174]/240)" office:value-type="float" office:value="8" calcext:value-type="float">
            <text:p>8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600" calcext:value-type="float">
            <text:p>1 600,0000</text:p>
          </table:table-cell>
          <table:table-cell table:formula="of:=[.S174]-[.T174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 buches de 8 pied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uch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75]+([.M175]/20)+([.N175]/240)" office:value-type="float" office:value="5" calcext:value-type="float">
            <text:p>5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70" calcext:value-type="float">
            <text:p>70,0000</text:p>
          </table:table-cell>
          <table:table-cell table:formula="of:=[.S175]-[.T175]" office:value-type="float" office:value="-70" calcext:value-type="float">
            <text:p>-7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40303" calcext:value-type="float">
            <text:p>340 30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1" table:formula="of:=[.L176]+([.M176]/20)+([.N176]/240)" office:value-type="float" office:value="0.0875" calcext:value-type="float">
            <text:p>0,0875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29776.5125" calcext:value-type="float">
            <text:p>29 776,5125</text:p>
          </table:table-cell>
          <table:table-cell table:formula="of:=[.S176]-[.T176]" office:value-type="float" office:value="-29776.5125" calcext:value-type="float">
            <text:p>-29776,51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9980" calcext:value-type="float">
            <text:p>19 9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177]+([.M177]/20)+([.N177]/240)" office:value-type="float" office:value="0.25" calcext:value-type="float">
            <text:p>0,25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4995" calcext:value-type="float">
            <text:p>4 995,0000</text:p>
          </table:table-cell>
          <table:table-cell table:formula="of:=[.S177]-[.T177]" office:value-type="float" office:value="-4995" calcext:value-type="float">
            <text:p>-4995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ites et plateau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78]+([.M178]/20)+([.N178]/240)" office:value-type="float" office:value="12" calcext:value-type="float">
            <text:p>12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24" calcext:value-type="float">
            <text:p>24,0000</text:p>
          </table:table-cell>
          <table:table-cell table:formula="of:=[.S178]-[.T178]" office:value-type="float" office:value="-24" calcext:value-type="float">
            <text:p>-24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79]+([.M179]/20)+([.N179]/240)" office:value-type="float" office:value="300" calcext:value-type="float">
            <text:p>300,0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6000" calcext:value-type="float">
            <text:p>6 000,0000</text:p>
          </table:table-cell>
          <table:table-cell table:formula="of:=[.S179]-[.T17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4260" calcext:value-type="float">
            <text:p>24 26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180]+([.M180]/20)+([.N180]/240)" office:value-type="float" office:value="3" calcext:value-type="float">
            <text:p>3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72780" calcext:value-type="float">
            <text:p>72 780,0000</text:p>
          </table:table-cell>
          <table:table-cell table:formula="of:=[.S180]-[.T180]" office:value-type="float" office:value="-72780" calcext:value-type="float">
            <text:p>-7278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barets vern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74" calcext:value-type="float">
            <text:p>774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181]+([.M181]/20)+([.N181]/240)" office:value-type="float" office:value="8" calcext:value-type="float">
            <text:p>8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192" calcext:value-type="float">
            <text:p>6 192,0000</text:p>
          </table:table-cell>
          <table:table-cell table:formula="of:=[.S181]-[.T181]" office:value-type="float" office:value="-6192" calcext:value-type="float">
            <text:p>-6192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85" calcext:value-type="float">
            <text:p>2 185,00</text:p>
          </table:table-cell>
          <table:table-cell office:value-type="string" calcext:value-type="string">
            <text:p>ball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1" table:formula="of:=[.L182]+([.M182]/20)+([.N182]/240)" office:value-type="float" office:value="90" calcext:value-type="float">
            <text:p>90,0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196650" calcext:value-type="float">
            <text:p>196 650,0000</text:p>
          </table:table-cell>
          <table:table-cell table:formula="of:=[.S182]-[.T182]" office:value-type="float" office:value="-196650" calcext:value-type="float">
            <text:p>-196650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64593" calcext:value-type="float">
            <text:p>264 5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1" table:formula="of:=[.L183]+([.M183]/20)+([.N183]/240)" office:value-type="float" office:value="0.9" calcext:value-type="float">
            <text:p>0,9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38133.7" calcext:value-type="float">
            <text:p>238 133,7000</text:p>
          </table:table-cell>
          <table:table-cell table:formula="of:=[.S183]-[.T183]" office:value-type="float" office:value="-238133.7" calcext:value-type="float">
            <text:p>-238133,7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melot de Ch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84]+([.M184]/20)+([.N184]/240)" office:value-type="float" office:value="50" calcext:value-type="float">
            <text:p>50,0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50" calcext:value-type="float">
            <text:p>50,0000</text:p>
          </table:table-cell>
          <table:table-cell table:formula="of:=[.S184]-[.T18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melot de Ch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u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185]+([.M185]/20)+([.N185]/240)" office:value-type="float" office:value="5" calcext:value-type="float">
            <text:p>5,0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35" calcext:value-type="float">
            <text:p>35,0000</text:p>
          </table:table-cell>
          <table:table-cell table:formula="of:=[.S185]-[.T185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ladar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9.5" calcext:value-type="float">
            <text:p>9,50</text:p>
          </table:table-cell>
          <table:table-cell office:value-type="string" calcext:value-type="string">
            <text:p>pièce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1" table:formula="of:=[.L186]+([.M186]/20)+([.N186]/240)" office:value-type="float" office:value="22" calcext:value-type="float">
            <text:p>22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209" calcext:value-type="float">
            <text:p>209,0000</text:p>
          </table:table-cell>
          <table:table-cell table:formula="of:=[.S186]-[.T186]" office:value-type="float" office:value="-209" calcext:value-type="float">
            <text:p>-209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sac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1" table:formula="of:=[.L187]+([.M187]/20)+([.N187]/240)" office:value-type="float" office:value="300" calcext:value-type="float">
            <text:p>300,0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55500" calcext:value-type="float">
            <text:p>55 500,0000</text:p>
          </table:table-cell>
          <table:table-cell table:formula="of:=[.S187]-[.T187]" office:value-type="float" office:value="-55500" calcext:value-type="float">
            <text:p>-5550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50669" calcext:value-type="float">
            <text:p>50 669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88]+([.M188]/20)+([.N188]/240)" office:value-type="float" office:value="7" calcext:value-type="float">
            <text:p>7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354683" calcext:value-type="float">
            <text:p>354 683,0000</text:p>
          </table:table-cell>
          <table:table-cell table:formula="of:=[.S188]-[.T188]" office:value-type="float" office:value="-354683" calcext:value-type="float">
            <text:p>-354683</text:p>
          </table:table-cell>
          <table:table-cell table:number-columns-repeated="1003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022" calcext:value-type="float">
            <text:p>1 022,00</text:p>
          </table:table-cell>
          <table:table-cell office:value-type="string" calcext:value-type="string">
            <text:p>sac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189]+([.M189]/20)+([.N189]/240)" office:value-type="float" office:value="120" calcext:value-type="float">
            <text:p>12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122640" calcext:value-type="float">
            <text:p>122 640,0000</text:p>
          </table:table-cell>
          <table:table-cell table:formula="of:=[.S189]-[.T189]" office:value-type="float" office:value="-122640" calcext:value-type="float">
            <text:p>-12264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58006" calcext:value-type="float">
            <text:p>258 006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190]+([.M190]/20)+([.N190]/240)" office:value-type="float" office:value="15" calcext:value-type="float">
            <text:p>15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870090" calcext:value-type="float">
            <text:p>3 870 090,0000</text:p>
          </table:table-cell>
          <table:table-cell table:formula="of:=[.S190]-[.T190]" office:value-type="float" office:value="-3870090" calcext:value-type="float">
            <text:p>-387009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emises de toile et coto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1" table:formula="of:=[.L191]+([.M191]/20)+([.N191]/240)" office:value-type="float" office:value="7" calcext:value-type="float">
            <text:p>7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147" calcext:value-type="float">
            <text:p>147,0000</text:p>
          </table:table-cell>
          <table:table-cell table:formula="of:=[.S191]-[.T191]" office:value-type="float" office:value="-147" calcext:value-type="float">
            <text:p>-147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192]+([.M192]/20)+([.N192]/240)" office:value-type="float" office:value="40" calcext:value-type="float">
            <text:p>4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3400" calcext:value-type="float">
            <text:p>3 400,0000</text:p>
          </table:table-cell>
          <table:table-cell table:formula="of:=[.S192]-[.T192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hit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tapi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1" table:formula="of:=[.L193]+([.M193]/20)+([.N193]/240)" office:value-type="float" office:value="30" calcext:value-type="float">
            <text:p>30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10" calcext:value-type="float">
            <text:p>210,0000</text:p>
          </table:table-cell>
          <table:table-cell table:formula="of:=[.S193]-[.T193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risaca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1" table:formula="of:=[.L194]+([.M194]/20)+([.N194]/240)" office:value-type="float" office:value="50" calcext:value-type="float">
            <text:p>50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3750" calcext:value-type="float">
            <text:p>3 750,0000</text:p>
          </table:table-cell>
          <table:table-cell table:formula="of:=[.S194]-[.T194]" office:value-type="float" office:value="-3750" calcext:value-type="float">
            <text:p>-375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37" calcext:value-type="float">
            <text:p>437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1" table:formula="of:=[.L195]+([.M195]/20)+([.N195]/240)" office:value-type="float" office:value="12" calcext:value-type="float">
            <text:p>12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5244" calcext:value-type="float">
            <text:p>5 244,0000</text:p>
          </table:table-cell>
          <table:table-cell table:formula="of:=[.S195]-[.T195]" office:value-type="float" office:value="-5244" calcext:value-type="float">
            <text:p>-5244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196]+([.M196]/20)+([.N196]/240)" office:value-type="float" office:value="100" calcext:value-type="float">
            <text:p>100,0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200000" calcext:value-type="float">
            <text:p>200 000,0000</text:p>
          </table:table-cell>
          <table:table-cell table:formula="of:=[.S196]-[.T196]" office:value-type="float" office:value="-200000" calcext:value-type="float">
            <text:p>-20000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1" table:formula="of:=[.L197]+([.M197]/20)+([.N197]/240)" office:value-type="float" office:value="600" calcext:value-type="float">
            <text:p>600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600" calcext:value-type="float">
            <text:p>600,0000</text:p>
          </table:table-cell>
          <table:table-cell table:formula="of:=[.S197]-[.T19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22" calcext:value-type="float">
            <text:p>422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198]+([.M198]/20)+([.N198]/240)" office:value-type="float" office:value="18" calcext:value-type="float">
            <text:p>18,0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7596" calcext:value-type="float">
            <text:p>7 596,0000</text:p>
          </table:table-cell>
          <table:table-cell table:formula="of:=[.S198]-[.T198]" office:value-type="float" office:value="-7596" calcext:value-type="float">
            <text:p>-7596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az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199]+([.M199]/20)+([.N199]/240)" office:value-type="float" office:value="60" calcext:value-type="float">
            <text:p>60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080" calcext:value-type="float">
            <text:p>1 080,0000</text:p>
          </table:table-cell>
          <table:table-cell table:formula="of:=[.S199]-[.T199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eroff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00]+([.M200]/20)+([.N200]/240)" office:value-type="float" office:value="10" calcext:value-type="float">
            <text:p>10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180" calcext:value-type="float">
            <text:p>180,0000</text:p>
          </table:table-cell>
          <table:table-cell table:formula="of:=[.S200]-[.T200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84" calcext:value-type="float">
            <text:p>184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01]+([.M201]/20)+([.N201]/240)" office:value-type="float" office:value="120" calcext:value-type="float">
            <text:p>120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22080" calcext:value-type="float">
            <text:p>22 080,0000</text:p>
          </table:table-cell>
          <table:table-cell table:formula="of:=[.S201]-[.T201]" office:value-type="float" office:value="-22080" calcext:value-type="float">
            <text:p>-2208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omme lacqu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9402" calcext:value-type="float">
            <text:p>29 40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1" table:formula="of:=[.L202]+([.M202]/20)+([.N202]/240)" office:value-type="float" office:value="2" calcext:value-type="float">
            <text:p>2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58804" calcext:value-type="float">
            <text:p>58 804,0000</text:p>
          </table:table-cell>
          <table:table-cell table:formula="of:=[.S202]-[.T202]" office:value-type="float" office:value="-58804" calcext:value-type="float">
            <text:p>-58804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15" calcext:value-type="float">
            <text:p>115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1" table:formula="of:=[.L203]+([.M203]/20)+([.N203]/240)" office:value-type="float" office:value="32" calcext:value-type="float">
            <text:p>32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3680" calcext:value-type="float">
            <text:p>3 680,0000</text:p>
          </table:table-cell>
          <table:table-cell table:formula="of:=[.S203]-[.T203]" office:value-type="float" office:value="-3680" calcext:value-type="float">
            <text:p>-368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guingua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7.5" calcext:value-type="float">
            <text:p>77,5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04]+([.M204]/20)+([.N204]/240)" office:value-type="float" office:value="10" calcext:value-type="float">
            <text:p>10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775" calcext:value-type="float">
            <text:p>775,0000</text:p>
          </table:table-cell>
          <table:table-cell table:formula="of:=[.S204]-[.T204]" office:value-type="float" office:value="-775" calcext:value-type="float">
            <text:p>-775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histoire naturelle (coquillages)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05]+([.M205]/20)+([.N205]/240)" office:value-type="float" office:value="100" calcext:value-type="float">
            <text:p>10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400" calcext:value-type="float">
            <text:p>400,0000</text:p>
          </table:table-cell>
          <table:table-cell table:formula="of:=[.S205]-[.T205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Jais commun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1" table:formula="of:=[.L206]+([.M206]/20)+([.N206]/240)" office:value-type="float" office:value="3" calcext:value-type="float">
            <text:p>3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6000" calcext:value-type="float">
            <text:p>6 000,0000</text:p>
          </table:table-cell>
          <table:table-cell table:formula="of:=[.S206]-[.T206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lacque en feuill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59819" calcext:value-type="float">
            <text:p>59 8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1" table:formula="of:=[.L207]+([.M207]/20)+([.N207]/240)" office:value-type="float" office:value="1.25" calcext:value-type="float">
            <text:p>1,25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74773.75" calcext:value-type="float">
            <text:p>74 773,7500</text:p>
          </table:table-cell>
          <table:table-cell table:formula="of:=[.S207]-[.T207]" office:value-type="float" office:value="-74773.75" calcext:value-type="float">
            <text:p>-74773,75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mêlé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table:number-columns-repeated="5"/>
          <table:table-cell table:style-name="ce21" table:formula="of:=[.L208]+([.M208]/20)+([.N208]/240)" office:value-type="float" office:value="0" calcext:value-type="float">
            <text:p>0,0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P208]+0.05*[.Q208]+[.R208]/240" office:value-type="float" office:value="57" calcext:value-type="float">
            <text:p>57</text:p>
          </table:table-cell>
          <table:table-cell table:formula="of:=[.J208]*[.O208]" office:value-type="float" office:value="0" calcext:value-type="float">
            <text:p>0,0000</text:p>
          </table:table-cell>
          <table:table-cell table:formula="of:=[.S208]-[.T208]" office:value-type="float" office:value="57" calcext:value-type="float">
            <text:p>57</text:p>
          </table:table-cell>
          <table:table-cell office:value-type="string" calcext:value-type="string">
            <text:p>valeur de 57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archandises blanch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8198" calcext:value-type="float">
            <text:p>38 198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1" table:formula="of:=[.L209]+([.M209]/20)+([.N209]/240)" office:value-type="float" office:value="21" calcext:value-type="float">
            <text:p>21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802158" calcext:value-type="float">
            <text:p>802 158,0000</text:p>
          </table:table-cell>
          <table:table-cell table:formula="of:=[.S209]-[.T209]" office:value-type="float" office:value="-802158" calcext:value-type="float">
            <text:p>-802158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8" calcext:value-type="float">
            <text:p>218,00</text:p>
          </table:table-cell>
          <table:table-cell office:value-type="string" calcext:value-type="string">
            <text:p>balles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style-name="ce21" table:formula="of:=[.L210]+([.M210]/20)+([.N210]/240)" office:value-type="float" office:value="75" calcext:value-type="float">
            <text:p>75,00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16350" calcext:value-type="float">
            <text:p>16 350,0000</text:p>
          </table:table-cell>
          <table:table-cell table:formula="of:=[.S210]-[.T210]" office:value-type="float" office:value="-16350" calcext:value-type="float">
            <text:p>-1635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1878.6666666667" calcext:value-type="float">
            <text:p>41 878,67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1" table:formula="of:=[.L211]+([.M211]/20)+([.N211]/240)" office:value-type="float" office:value="24" calcext:value-type="float">
            <text:p>24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005088" calcext:value-type="float">
            <text:p>1 005 088,0000</text:p>
          </table:table-cell>
          <table:table-cell table:formula="of:=[.S211]-[.T211]" office:value-type="float" office:value="-1005088" calcext:value-type="float">
            <text:p>-1005088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uscad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12]+([.M212]/20)+([.N212]/240)" office:value-type="float" office:value="8" calcext:value-type="float">
            <text:p>8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312" calcext:value-type="float">
            <text:p>312,0000</text:p>
          </table:table-cell>
          <table:table-cell table:formula="of:=[.S212]-[.T212]" office:value-type="float" office:value="-312" calcext:value-type="float">
            <text:p>-312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balles</text:p>
          </table:table-cell>
          <table:table-cell office:value-type="float" office:value="3600" calcext:value-type="float">
            <text:p>3600,000</text:p>
          </table:table-cell>
          <table:table-cell table:number-columns-repeated="2"/>
          <table:table-cell table:style-name="ce21" table:formula="of:=[.L213]+([.M213]/20)+([.N213]/240)" office:value-type="float" office:value="3600" calcext:value-type="float">
            <text:p>360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781200" calcext:value-type="float">
            <text:p>781 200,0000</text:p>
          </table:table-cell>
          <table:table-cell table:formula="of:=[.S213]-[.T213]" office:value-type="float" office:value="-781200" calcext:value-type="float">
            <text:p>-78120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moussel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4253" calcext:value-type="float">
            <text:p>64 253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1" table:formula="of:=[.L214]+([.M214]/20)+([.N214]/240)" office:value-type="float" office:value="60" calcext:value-type="float">
            <text:p>6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3855180" calcext:value-type="float">
            <text:p>3 855 180,0000</text:p>
          </table:table-cell>
          <table:table-cell table:formula="of:=[.S214]-[.T214]" office:value-type="float" office:value="-3855180" calcext:value-type="float">
            <text:p>-385518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acre de perl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9200" calcext:value-type="float">
            <text:p>9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1" table:formula="of:=[.L215]+([.M215]/20)+([.N215]/240)" office:value-type="float" office:value="1.5" calcext:value-type="float">
            <text:p>1,5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3800" calcext:value-type="float">
            <text:p>13 800,0000</text:p>
          </table:table-cell>
          <table:table-cell table:formula="of:=[.S215]-[.T215]" office:value-type="float" office:value="-13800" calcext:value-type="float">
            <text:p>-13800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5144" calcext:value-type="float">
            <text:p>25 14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16]+([.M216]/20)+([.N216]/240)" office:value-type="float" office:value="4" calcext:value-type="float">
            <text:p>4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00576" calcext:value-type="float">
            <text:p>100 576,0000</text:p>
          </table:table-cell>
          <table:table-cell table:formula="of:=[.S216]-[.T216]" office:value-type="float" office:value="-100576" calcext:value-type="float">
            <text:p>-100576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g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17]+([.M217]/20)+([.N217]/240)" office:value-type="float" office:value="5" calcext:value-type="float">
            <text:p>5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5" calcext:value-type="float">
            <text:p>5,0000</text:p>
          </table:table-cell>
          <table:table-cell table:formula="of:=[.S217]-[.T217]" office:value-type="float" office:value="-5" calcext:value-type="float">
            <text:p>-5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pier peint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976" calcext:value-type="float">
            <text:p>1 976,00</text:p>
          </table:table-cell>
          <table:table-cell office:value-type="string" calcext:value-type="string">
            <text:p>feuill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1" table:formula="of:=[.L218]+([.M218]/20)+([.N218]/240)" office:value-type="float" office:value="5" calcext:value-type="float">
            <text:p>5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9880" calcext:value-type="float">
            <text:p>9 880,0000</text:p>
          </table:table-cell>
          <table:table-cell table:formula="of:=[.S218]-[.T218]" office:value-type="float" office:value="-9880" calcext:value-type="float">
            <text:p>-9880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alen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19]+([.M219]/20)+([.N219]/240)" office:value-type="float" office:value="40" calcext:value-type="float">
            <text:p>40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12800" calcext:value-type="float">
            <text:p>12 800,0000</text:p>
          </table:table-cell>
          <table:table-cell table:formula="of:=[.S219]-[.T219]" office:value-type="float" office:value="-12800" calcext:value-type="float">
            <text:p>-12800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ék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1" table:formula="of:=[.L220]+([.M220]/20)+([.N220]/240)" office:value-type="float" office:value="100" calcext:value-type="float">
            <text:p>10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250" calcext:value-type="float">
            <text:p>1 250,0000</text:p>
          </table:table-cell>
          <table:table-cell table:formula="of:=[.S220]-[.T220]" office:value-type="float" office:value="-1250" calcext:value-type="float">
            <text:p>-125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321" calcext:value-type="float">
            <text:p>1 321,00</text:p>
          </table:table-cell>
          <table:table-cell office:value-type="string" calcext:value-type="string">
            <text:p>sacs</text:p>
          </table:table-cell>
          <table:table-cell office:value-type="float" office:value="195" calcext:value-type="float">
            <text:p>195,000</text:p>
          </table:table-cell>
          <table:table-cell table:number-columns-repeated="2"/>
          <table:table-cell table:style-name="ce21" table:formula="of:=[.L221]+([.M221]/20)+([.N221]/240)" office:value-type="float" office:value="195" calcext:value-type="float">
            <text:p>195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257595" calcext:value-type="float">
            <text:p>257 595,0000</text:p>
          </table:table-cell>
          <table:table-cell table:formula="of:=[.S221]-[.T221]" office:value-type="float" office:value="-257595" calcext:value-type="float">
            <text:p>-257595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26243" calcext:value-type="float">
            <text:p>426 24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table:formula="of:=[.L222]+([.M222]/20)+([.N222]/240)" office:value-type="float" office:value="1.4" calcext:value-type="float">
            <text:p>1,4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596740.2" calcext:value-type="float">
            <text:p>596 740,2000</text:p>
          </table:table-cell>
          <table:table-cell table:formula="of:=[.S222]-[.T222]" office:value-type="float" office:value="-596740.2" calcext:value-type="float">
            <text:p>-596740,2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102" calcext:value-type="float">
            <text:p>1 102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1" table:formula="of:=[.L223]+([.M223]/20)+([.N223]/240)" office:value-type="float" office:value="250" calcext:value-type="float">
            <text:p>250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275500" calcext:value-type="float">
            <text:p>275 500,0000</text:p>
          </table:table-cell>
          <table:table-cell table:formula="of:=[.S223]-[.T223]" office:value-type="float" office:value="-275500" calcext:value-type="float">
            <text:p>-27550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orcelaine tasses et soucoup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49" calcext:value-type="float">
            <text:p>149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1" table:formula="of:=[.L224]+([.M224]/20)+([.N224]/240)" office:value-type="float" office:value="8" calcext:value-type="float">
            <text:p>8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192" calcext:value-type="float">
            <text:p>1 192,0000</text:p>
          </table:table-cell>
          <table:table-cell table:formula="of:=[.S224]-[.T224]" office:value-type="float" office:value="-1192" calcext:value-type="float">
            <text:p>-1192</text:p>
          </table:table-cell>
          <table:table-cell table:number-columns-repeated="1003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7" calcext:value-type="float">
            <text:p>217,00</text:p>
          </table:table-cell>
          <table:table-cell office:value-type="string" calcext:value-type="string">
            <text:p>balles</text:p>
          </table:table-cell>
          <table:table-cell office:value-type="float" office:value="2000" calcext:value-type="float">
            <text:p>2000,000</text:p>
          </table:table-cell>
          <table:table-cell table:number-columns-repeated="2"/>
          <table:table-cell table:style-name="ce21" table:formula="of:=[.L225]+([.M225]/20)+([.N225]/240)" office:value-type="float" office:value="2000" calcext:value-type="float">
            <text:p>2000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434000" calcext:value-type="float">
            <text:p>434 000,0000</text:p>
          </table:table-cell>
          <table:table-cell table:formula="of:=[.S225]-[.T225]" office:value-type="float" office:value="-434000" calcext:value-type="float">
            <text:p>-434000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9228" calcext:value-type="float">
            <text:p>9 228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26]+([.M226]/20)+([.N226]/240)" office:value-type="float" office:value="18" calcext:value-type="float">
            <text:p>18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66104" calcext:value-type="float">
            <text:p>166 104,0000</text:p>
          </table:table-cell>
          <table:table-cell table:formula="of:=[.S226]-[.T226]" office:value-type="float" office:value="-166104" calcext:value-type="float">
            <text:p>-166104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78" calcext:value-type="float">
            <text:p>178,00</text:p>
          </table:table-cell>
          <table:table-cell office:value-type="string" calcext:value-type="string">
            <text:p>caiss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1" table:formula="of:=[.L227]+([.M227]/20)+([.N227]/240)" office:value-type="float" office:value="200" calcext:value-type="float">
            <text:p>200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35600" calcext:value-type="float">
            <text:p>35 600,0000</text:p>
          </table:table-cell>
          <table:table-cell table:formula="of:=[.S227]-[.T227]" office:value-type="float" office:value="-35600" calcext:value-type="float">
            <text:p>-3560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927" calcext:value-type="float">
            <text:p>6 927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1" table:formula="of:=[.L228]+([.M228]/20)+([.N228]/240)" office:value-type="float" office:value="4" calcext:value-type="float">
            <text:p>4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27708" calcext:value-type="float">
            <text:p>27 708,0000</text:p>
          </table:table-cell>
          <table:table-cell table:formula="of:=[.S228]-[.T228]" office:value-type="float" office:value="-27708" calcext:value-type="float">
            <text:p>-27708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1" table:formula="of:=[.L229]+([.M229]/20)+([.N229]/240)" office:value-type="float" office:value="0.25" calcext:value-type="float">
            <text:p>0,25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500" calcext:value-type="float">
            <text:p>500,0000</text:p>
          </table:table-cell>
          <table:table-cell table:formula="of:=[.S229]-[.T229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pacquet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1" table:formula="of:=[.L230]+([.M230]/20)+([.N230]/240)" office:value-type="float" office:value="15" calcext:value-type="float">
            <text:p>15,0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45000" calcext:value-type="float">
            <text:p>45 000,0000</text:p>
          </table:table-cell>
          <table:table-cell table:formula="of:=[.S230]-[.T230]" office:value-type="float" office:value="-45000" calcext:value-type="float">
            <text:p>-45000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45893" calcext:value-type="float">
            <text:p>45 89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1" table:formula="of:=[.L231]+([.M231]/20)+([.N231]/240)" office:value-type="float" office:value="0.75" calcext:value-type="float">
            <text:p>0,75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34419.75" calcext:value-type="float">
            <text:p>34 419,7500</text:p>
          </table:table-cell>
          <table:table-cell table:formula="of:=[.S231]-[.T231]" office:value-type="float" office:value="-34419.75" calcext:value-type="float">
            <text:p>-34419,75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lpet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794" calcext:value-type="float">
            <text:p>2 794,00</text:p>
          </table:table-cell>
          <table:table-cell office:value-type="string" calcext:value-type="string">
            <text:p>sac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1" table:formula="of:=[.L232]+([.M232]/20)+([.N232]/240)" office:value-type="float" office:value="75" calcext:value-type="float">
            <text:p>75,0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209550" calcext:value-type="float">
            <text:p>209 550,0000</text:p>
          </table:table-cell>
          <table:table-cell table:formula="of:=[.S232]-[.T232]" office:value-type="float" office:value="-209550" calcext:value-type="float">
            <text:p>-20955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lpetr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82745" calcext:value-type="float">
            <text:p>682 7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1" table:formula="of:=[.L233]+([.M233]/20)+([.N233]/240)" office:value-type="float" office:value="0.5" calcext:value-type="float">
            <text:p>0,5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341372.5" calcext:value-type="float">
            <text:p>341 372,5000</text:p>
          </table:table-cell>
          <table:table-cell table:formula="of:=[.S233]-[.T233]" office:value-type="float" office:value="-341372.5" calcext:value-type="float">
            <text:p>-341372,5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1" table:formula="of:=[.L234]+([.M234]/20)+([.N234]/240)" office:value-type="float" office:value="120" calcext:value-type="float">
            <text:p>120,00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840" calcext:value-type="float">
            <text:p>840,0000</text:p>
          </table:table-cell>
          <table:table-cell table:formula="of:=[.S234]-[.T234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istresay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35]+([.M235]/20)+([.N235]/240)" office:value-type="float" office:value="40" calcext:value-type="float">
            <text:p>40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240" calcext:value-type="float">
            <text:p>240,0000</text:p>
          </table:table-cell>
          <table:table-cell table:formula="of:=[.S235]-[.T235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oye nankin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3377" calcext:value-type="float">
            <text:p>23 377,00</text:p>
          </table:table-cell>
          <table:table-cell office:value-type="string" calcext:value-type="string">
            <text:p>livres</text:p>
          </table:table-cell>
          <table:table-cell office:value-type="float" office:value="28" calcext:value-type="float">
            <text:p>28,000</text:p>
          </table:table-cell>
          <table:table-cell table:number-columns-repeated="2"/>
          <table:table-cell table:style-name="ce21" table:formula="of:=[.L236]+([.M236]/20)+([.N236]/240)" office:value-type="float" office:value="28" calcext:value-type="float">
            <text:p>28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654556" calcext:value-type="float">
            <text:p>654 556,0000</text:p>
          </table:table-cell>
          <table:table-cell table:formula="of:=[.S236]-[.T236]" office:value-type="float" office:value="-654556" calcext:value-type="float">
            <text:p>-654556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soye tani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63" calcext:value-type="float">
            <text:p>263,00</text:p>
          </table:table-cell>
          <table:table-cell office:value-type="string" calcext:value-type="string">
            <text:p>livr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1" table:formula="of:=[.L237]+([.M237]/20)+([.N237]/240)" office:value-type="float" office:value="18" calcext:value-type="float">
            <text:p>18,0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4734" calcext:value-type="float">
            <text:p>4 734,0000</text:p>
          </table:table-cell>
          <table:table-cell table:formula="of:=[.S237]-[.T237]" office:value-type="float" office:value="-4734" calcext:value-type="float">
            <text:p>-4734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ffeta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ièce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21" table:formula="of:=[.L238]+([.M238]/20)+([.N238]/240)" office:value-type="float" office:value="70" calcext:value-type="float">
            <text:p>70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4200" calcext:value-type="float">
            <text:p>4 200,0000</text:p>
          </table:table-cell>
          <table:table-cell table:formula="of:=[.S238]-[.T238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apis de soy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72" calcext:value-type="float">
            <text:p>72,000</text:p>
          </table:table-cell>
          <table:table-cell table:number-columns-repeated="2"/>
          <table:table-cell table:style-name="ce21" table:formula="of:=[.L239]+([.M239]/20)+([.N239]/240)" office:value-type="float" office:value="72" calcext:value-type="float">
            <text:p>72,00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72" calcext:value-type="float">
            <text:p>72,0000</text:p>
          </table:table-cell>
          <table:table-cell table:formula="of:=[.S239]-[.T239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237673" calcext:value-type="float">
            <text:p>1 237 6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1" table:formula="of:=[.L240]+([.M240]/20)+([.N240]/240)" office:value-type="float" office:value="2.5" calcext:value-type="float">
            <text:p>2,5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3094182.5" calcext:value-type="float">
            <text:p>3 094 182,5000</text:p>
          </table:table-cell>
          <table:table-cell table:formula="of:=[.S240]-[.T240]" office:value-type="float" office:value="-3094182.5" calcext:value-type="float">
            <text:p>-3094182,5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18" calcext:value-type="float">
            <text:p>218,00</text:p>
          </table:table-cell>
          <table:table-cell office:value-type="string" calcext:value-type="string">
            <text:p>balles</text:p>
          </table:table-cell>
          <table:table-cell office:value-type="float" office:value="2200" calcext:value-type="float">
            <text:p>2200,000</text:p>
          </table:table-cell>
          <table:table-cell table:number-columns-repeated="2"/>
          <table:table-cell table:style-name="ce21" table:formula="of:=[.L241]+([.M241]/20)+([.N241]/240)" office:value-type="float" office:value="2200" calcext:value-type="float">
            <text:p>2200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79600" calcext:value-type="float">
            <text:p>479 600,0000</text:p>
          </table:table-cell>
          <table:table-cell table:formula="of:=[.S241]-[.T241]" office:value-type="float" office:value="-479600" calcext:value-type="float">
            <text:p>-47960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64373" calcext:value-type="float">
            <text:p>64 373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1" table:formula="of:=[.L242]+([.M242]/20)+([.N242]/240)" office:value-type="float" office:value="20" calcext:value-type="float">
            <text:p>20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287460" calcext:value-type="float">
            <text:p>1 287 460,0000</text:p>
          </table:table-cell>
          <table:table-cell table:formula="of:=[.S242]-[.T242]" office:value-type="float" office:value="-1287460" calcext:value-type="float">
            <text:p>-1287460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oupon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1" table:formula="of:=[.L243]+([.M243]/20)+([.N243]/240)" office:value-type="float" office:value="10" calcext:value-type="float">
            <text:p>1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00" calcext:value-type="float">
            <text:p>200,0000</text:p>
          </table:table-cell>
          <table:table-cell table:formula="of:=[.S243]-[.T243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peca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1" table:formula="of:=[.L244]+([.M244]/20)+([.N244]/240)" office:value-type="float" office:value="500" calcext:value-type="float">
            <text:p>500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500" calcext:value-type="float">
            <text:p>500,0000</text:p>
          </table:table-cell>
          <table:table-cell table:formula="of:=[.S244]-[.T244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 peint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7015" calcext:value-type="float">
            <text:p>7 015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1" table:formula="of:=[.L245]+([.M245]/20)+([.N245]/240)" office:value-type="float" office:value="25" calcext:value-type="float">
            <text:p>25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175375" calcext:value-type="float">
            <text:p>175 375,0000</text:p>
          </table:table-cell>
          <table:table-cell table:formula="of:=[.S245]-[.T245]" office:value-type="float" office:value="-175375" calcext:value-type="float">
            <text:p>-17537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2" calcext:value-type="float">
            <text:p>1772</text:p>
          </table:table-cell>
          <table:table-cell office:value-type="string" calcext:value-type="string">
            <text:p>toilette de bois de Chine</text:p>
          </table:table-cell>
          <table:table-cell table:style-name="ce2" office:value-type="string" calcext:value-type="string">
            <text:p>Rennes</text:p>
          </table:table-cell>
          <table:table-cell table:style-name="ce2" office:value-type="string" calcext:value-type="string">
            <text:p>d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1" table:formula="of:=[.L246]+([.M246]/20)+([.N246]/240)" office:value-type="float" office:value="40" calcext:value-type="float">
            <text:p>40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40" calcext:value-type="float">
            <text:p>40,0000</text:p>
          </table:table-cell>
          <table:table-cell table:formula="of:=[.S246]-[.T24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table:number-columns-repeated="4"/>
          <table:table-cell/>
          <table:table-cell table:style-name="ce5"/>
          <table:table-cell/>
          <table:table-cell table:style-name="ce2" table:number-columns-repeated="2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1"/>
          <table:table-cell table:number-columns-repeated="1009"/>
        </table:table-row>
        <table:table-row table:style-name="ro2" table:number-rows-repeated="129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1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4:14:48.1521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9M52S</meta:editing-duration>
    <meta:editing-cycles>102</meta:editing-cycles>
    <meta:generator>LibreOffice/5.1.6.2$MacOSX_X86_64 LibreOffice_project/07ac168c60a517dba0f0d7bc7540f5afa45f0909</meta:generator>
    <dc:date>2017-06-15T14:58:36.115120000</dc:date>
    <meta:document-statistic meta:table-count="3" meta:cell-count="4475" meta:object-count="0"/>
    <meta:user-defined meta:name="Info 1"/>
    <meta:user-defined meta:name="Info 2"/>
    <meta:user-defined meta:name="Info 3"/>
    <meta:user-defined meta:name="Info 4"/>
  </office:meta>
</office:document-meta>
</file>